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79mm"/>
    </style:style>
    <style:style style:name="co2" style:family="table-column">
      <style:table-column-properties fo:break-before="auto" style:column-width="10.34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20.5mm"/>
    </style:style>
    <style:style style:name="co6" style:family="table-column">
      <style:table-column-properties fo:break-before="auto" style:column-width="11.24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5.43mm"/>
    </style:style>
    <style:style style:name="co10" style:family="table-column">
      <style:table-column-properties fo:break-before="auto" style:column-width="111.92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5.88mm"/>
    </style:style>
    <style:style style:name="co13" style:family="table-column">
      <style:table-column-properties fo:break-before="auto" style:column-width="32.21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13.97mm"/>
    </style:style>
    <style:style style:name="co16" style:family="table-column">
      <style:table-column-properties fo:break-before="auto" style:column-width="12.61mm"/>
    </style:style>
    <style:style style:name="co17" style:family="table-column">
      <style:table-column-properties fo:break-before="auto" style:column-width="9.07mm"/>
    </style:style>
    <style:style style:name="co18" style:family="table-column">
      <style:table-column-properties fo:break-before="auto" style:column-width="35.67mm"/>
    </style:style>
    <style:style style:name="co19" style:family="table-column">
      <style:table-column-properties fo:break-before="auto" style:column-width="31.12mm"/>
    </style:style>
    <style:style style:name="co20" style:family="table-column">
      <style:table-column-properties fo:break-before="auto" style:column-width="8.78mm"/>
    </style:style>
    <style:style style:name="co21" style:family="table-column">
      <style:table-column-properties fo:break-before="auto" style:column-width="18.04mm"/>
    </style:style>
    <style:style style:name="co22" style:family="table-column">
      <style:table-column-properties fo:break-before="auto" style:column-width="21.59mm"/>
    </style:style>
    <style:style style:name="co23" style:family="table-column">
      <style:table-column-properties fo:break-before="auto" style:column-width="13.42mm"/>
    </style:style>
    <style:style style:name="co24" style:family="table-column">
      <style:table-column-properties fo:break-before="auto" style:column-width="12.07mm"/>
    </style:style>
    <style:style style:name="co25" style:family="table-column">
      <style:table-column-properties fo:break-before="auto" style:column-width="33.04mm"/>
    </style:style>
    <style:style style:name="co26" style:family="table-column">
      <style:table-column-properties fo:break-before="auto" style:column-width="19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map style:condition="cell-content()&lt;=[.E4:.E15]" style:apply-style-name="Warning" style:base-cell-address="'Production costs'.B4"/>
    </style:style>
    <style:style style:name="ce22" style:family="table-cell" style:parent-style-name="Default" style:data-style-name="N4"/>
    <style:style style:name="ce2" style:family="table-cell" style:parent-style-name="Default">
      <style:table-cell-properties fo:background-color="#cccccc"/>
    </style:style>
    <style:style style:name="ce16" style:family="table-cell" style:parent-style-name="Default" style:data-style-name="N4">
      <style:text-properties fo:font-weight="normal" style:font-weight-asian="normal" style:font-weight-complex="normal"/>
    </style:style>
    <style:style style:name="ce4" style:family="table-cell" style:parent-style-name="Default" style:data-style-name="N4">
      <style:map style:condition="cell-content()&gt;[.C28:.C42]" style:apply-style-name="Warning" style:base-cell-address="'Production costs'.E28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rotation-angle="270"/>
    </style:style>
    <style:style style:name="ce5" style:family="table-cell" style:parent-style-name="Default">
      <style:table-cell-properties fo:background-color="#c2e0ae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0"/>
    <style:style style:name="ce23" style:family="table-cell" style:parent-style-name="Default" style:data-style-name="N110"/>
    <style:style style:name="ce2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roduction costs" table:style-name="ta1">
        <table:table-column table:style-name="co1" table:default-cell-style-name="Default"/>
        <table:table-column table:style-name="co1" table:default-cell-style-name="ce22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3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1"/>
          <table:table-cell table:number-columns-repeated="5" office:value-type="string" calcext:value-type="string">
            <text:p>g</text:p>
          </table:table-cell>
          <table:table-cell table:number-columns-repeated="13"/>
        </table:table-row>
        <table:table-row table:style-name="ro1" table:visibility="collapse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6" table:formula="of:=[.E4]" office:value-type="float" office:value="32.6666666666667" calcext:value-type="float">
            <text:p>32.6666666666667</text:p>
          </table:table-cell>
          <table:table-cell table:style-name="ce6" table:formula="of:=[.E5]" office:value-type="float" office:value="61" calcext:value-type="float">
            <text:p>61</text:p>
          </table:table-cell>
          <table:table-cell table:style-name="ce6" table:formula="of:=[.E6]" office:value-type="float" office:value="23.75" calcext:value-type="float">
            <text:p>23.75</text:p>
          </table:table-cell>
          <table:table-cell table:style-name="ce6" table:formula="of:=[.E7]" office:value-type="float" office:value="51.8571428571429" calcext:value-type="float">
            <text:p>51.8571428571429</text:p>
          </table:table-cell>
          <table:table-cell table:style-name="ce6" table:formula="of:=[.E8]" office:value-type="float" office:value="41.3333333333333" calcext:value-type="float">
            <text:p>41.3333333333333</text:p>
          </table:table-cell>
          <table:table-cell table:style-name="ce6" table:formula="of:=[.E9]" office:value-type="float" office:value="49" calcext:value-type="float">
            <text:p>49</text:p>
          </table:table-cell>
          <table:table-cell table:style-name="ce6" table:formula="of:=[.E10]" office:value-type="float" office:value="29.3333333333333" calcext:value-type="float">
            <text:p>29.3333333333333</text:p>
          </table:table-cell>
          <table:table-cell table:style-name="ce6" table:formula="of:=[.E11]" office:value-type="float" office:value="15.7218045112782" calcext:value-type="float">
            <text:p>15.7218045112782</text:p>
          </table:table-cell>
          <table:table-cell table:style-name="ce6" table:formula="of:=[.E12]" office:value-type="float" office:value="17.8888888888889" calcext:value-type="float">
            <text:p>17.8888888888889</text:p>
          </table:table-cell>
          <table:table-cell table:style-name="ce6" table:formula="of:=[.E13]" office:value-type="float" office:value="17.4210526315789" calcext:value-type="float">
            <text:p>17.4210526315789</text:p>
          </table:table-cell>
          <table:table-cell table:style-name="ce6" table:formula="of:=[.E14]" office:value-type="float" office:value="35.6666666666667" calcext:value-type="float">
            <text:p>35.6666666666667</text:p>
          </table:table-cell>
          <table:table-cell table:style-name="ce6" table:formula="of:=[.E15]" office:value-type="float" office:value="19.8214285714286" calcext:value-type="float">
            <text:p>19.8214285714286</text:p>
          </table:table-cell>
          <table:table-cell table:style-name="ce22" table:formula="of:=[.E18]" office:value-type="float" office:value="335.666666666667" calcext:value-type="float">
            <text:p>335.67</text:p>
          </table:table-cell>
          <table:table-cell table:style-name="ce22" table:formula="of:=[.E19]" office:value-type="float" office:value="298" calcext:value-type="float">
            <text:p>298.00</text:p>
          </table:table-cell>
          <table:table-cell table:style-name="ce22" table:formula="of:=[.E20]" office:value-type="float" office:value="1019" calcext:value-type="float">
            <text:p>1,019.00</text:p>
          </table:table-cell>
          <table:table-cell table:style-name="ce22" table:formula="of:=[.E21]" office:value-type="float" office:value="758.661654135338" calcext:value-type="float">
            <text:p>758.66</text:p>
          </table:table-cell>
          <table:table-cell table:style-name="ce22" table:formula="of:=[.E22]" office:value-type="float" office:value="184.666666666667" calcext:value-type="float">
            <text:p>184.67</text:p>
          </table:table-cell>
          <table:table-cell table:style-name="ce22" table:formula="of:=[.E23]" office:value-type="float" office:value="464.357142857143" calcext:value-type="float">
            <text:p>464.36</text:p>
          </table:table-cell>
          <table:table-cell table:style-name="ce22" table:formula="of:=[.E24]" office:value-type="float" office:value="613.357142857143" calcext:value-type="float">
            <text:p>613.36</text:p>
          </table:table-cell>
          <table:table-cell table:style-name="ce22" table:formula="of:=[.E25]" office:value-type="float" office:value="893.333333333333" calcext:value-type="float">
            <text:p>893.33</text:p>
          </table:table-cell>
          <table:table-cell table:style-name="ce22" table:formula="of:=[.E26]" office:value-type="float" office:value="1877.34523809524" calcext:value-type="float">
            <text:p>1,877.35</text:p>
          </table:table-cell>
          <table:table-cell table:style-name="ce22" table:formula="of:=[.E27]" office:value-type="float" office:value="1587.82832080201" calcext:value-type="float">
            <text:p>1,587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 mark ref</text:p>
          </table:table-cell>
          <table:table-cell table:style-name="Default" office:value-type="string" calcext:value-type="string">
            <text:p>Millett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My cost</text:p>
          </table:table-cell>
          <table:table-cell office:value-type="string" calcext:value-type="string">
            <text:p>Min. Prod.</text:p>
          </table:table-cell>
          <table:table-cell office:value-type="string" calcext:value-type="string">
            <text:p>Haul</text:p>
          </table:table-cell>
          <table:table-cell office:value-type="string" calcext:value-type="string">
            <text:p>Min. Refine</text:p>
          </table:table-cell>
          <table:table-cell office:value-type="string" calcext:value-type="string">
            <text:p>Harvest</text:p>
          </table:table-cell>
          <table:table-cell table:style-name="ce7" office:value-type="string" calcext:value-type="string">
            <text:p>diamene</text:p>
          </table:table-cell>
          <table:table-cell table:style-name="ce7" office:value-type="string" calcext:value-type="string">
            <text:p>duramine</text:p>
          </table:table-cell>
          <table:table-cell table:style-name="ce7" office:value-type="string" calcext:value-type="string">
            <text:p>astrium</text:p>
          </table:table-cell>
          <table:table-cell table:style-name="ce7" office:value-type="string" calcext:value-type="string">
            <text:p>stesium</text:p>
          </table:table-cell>
          <table:table-cell table:style-name="ce7" office:value-type="string" calcext:value-type="string">
            <text:p>titanium</text:p>
          </table:table-cell>
          <table:table-cell table:style-name="ce7" office:value-type="string" calcext:value-type="string">
            <text:p>vandium</text:p>
          </table:table-cell>
          <table:table-cell table:style-name="ce7" office:value-type="string" calcext:value-type="string">
            <text:p>mangaril</text:p>
          </table:table-cell>
          <table:table-cell table:style-name="ce7" office:value-type="string" calcext:value-type="string">
            <text:p>helium11</text:p>
          </table:table-cell>
          <table:table-cell table:style-name="ce7" office:value-type="string" calcext:value-type="string">
            <text:p>elessium</text:p>
          </table:table-cell>
          <table:table-cell table:style-name="ce7" office:value-type="string" calcext:value-type="string">
            <text:p>tritium</text:p>
          </table:table-cell>
          <table:table-cell table:style-name="ce7" office:value-type="string" calcext:value-type="string">
            <text:p>ultarine</text:p>
          </table:table-cell>
          <table:table-cell table:style-name="ce7" office:value-type="string" calcext:value-type="string">
            <text:p>iriil</text:p>
          </table:table-cell>
          <table:table-cell table:style-name="ce7" office:value-type="string" calcext:value-type="string">
            <text:p>paristeel</text:p>
          </table:table-cell>
          <table:table-cell table:style-name="ce7" office:value-type="string" calcext:value-type="string">
            <text:p>transsteel</text:p>
          </table:table-cell>
          <table:table-cell table:style-name="ce7" office:value-type="string" calcext:value-type="string">
            <text:p>rglass</text:p>
          </table:table-cell>
          <table:table-cell table:style-name="ce7" office:value-type="string" calcext:value-type="string">
            <text:p>nanoplastic</text:p>
          </table:table-cell>
          <table:table-cell table:style-name="ce7" office:value-type="string" calcext:value-type="string">
            <text:p>disheet</text:p>
          </table:table-cell>
          <table:table-cell table:style-name="ce7" office:value-type="string" calcext:value-type="string">
            <text:p>hdastrium</text:p>
          </table:table-cell>
          <table:table-cell table:style-name="ce7" office:value-type="string" calcext:value-type="string">
            <text:p>qpc</text:p>
          </table:table-cell>
          <table:table-cell table:style-name="ce7" office:value-type="string" calcext:value-type="string">
            <text:p>array</text:p>
          </table:table-cell>
          <table:table-cell table:style-name="ce7" office:value-type="string" calcext:value-type="string">
            <text:p>sensors</text:p>
          </table:table-cell>
          <table:table-cell table:style-name="ce7" office:value-type="string" calcext:value-type="string">
            <text:p>umm</text:p>
          </table:table-cell>
          <table:table-cell table:style-name="ce7"/>
          <table:table-cell office:value-type="string" calcext:value-type="string">
            <text:p>Gather cost is tether OR scoop as per shipforge.</text:p>
          </table:table-cell>
          <table:table-cell office:value-type="string" calcext:value-type="string">
            <text:p>Millete refinery cost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35" calcext:value-type="float">
            <text:p>35</text:p>
          </table:table-cell>
          <table:table-cell/>
          <table:table-cell office:value-type="string" calcext:value-type="string">
            <text:p>diamene</text:p>
          </table:table-cell>
          <table:table-cell table:style-name="ce16" table:formula="of:=[$'Resource costs'.D3]" office:value-type="float" office:value="32.6666666666667" calcext:value-type="float">
            <text:p>32.67</text:p>
          </table:table-cell>
          <table:table-cell table:style-name="ce28" table:formula="of:=([.I4]+[.H4]*[.G4])/[.G4]" office:value-type="float" office:value="30.5" calcext:value-type="float">
            <text:p>30.5</text:p>
          </table:table-cell>
          <table:table-cell office:value-type="float" office:value="4" calcext:value-type="float">
            <text:p>4</text:p>
          </table:table-cell>
          <table:table-cell table:formula="of:=MIN(COM.MICROSOFT.MINIFS([$'Iota Refineries'.$G$2:.$G$73];[$'Iota Refineries'.$B$2:.$B$73];COM.MICROSOFT.CONCAT(&quot;=&quot;;[.D4]));COM.MICROSOFT.MINIFS([$'Omni Refineries'.$G$2:.$G$93];[$'Omni Refineries'.$B$2:.$B$93];COM.MICROSOFT.CONCAT(&quot;=&quot;;[.D4])))"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style-name="ce7" table:number-columns-repeated="23"/>
          <table:table-cell office:value-type="string" calcext:value-type="string">
            <text:p>Refinery cost as per cheapest on Iota</text:p>
          </table:table-cell>
          <table:table-cell table:style-name="ce5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65" calcext:value-type="float">
            <text:p>65</text:p>
          </table:table-cell>
          <table:table-cell/>
          <table:table-cell office:value-type="string" calcext:value-type="string">
            <text:p>duramine</text:p>
          </table:table-cell>
          <table:table-cell table:style-name="ce16" table:formula="of:=[$'Resource costs'.D4]" office:value-type="float" office:value="61" calcext:value-type="float">
            <text:p>61.00</text:p>
          </table:table-cell>
          <table:table-cell table:style-name="ce28" table:formula="of:=([.I5]+[.H5]*[.G5])/[.G5]" office:value-type="float" office:value="61.5" calcext:value-type="float">
            <text:p>61.5</text:p>
          </table:table-cell>
          <table:table-cell office:value-type="float" office:value="4" calcext:value-type="float">
            <text:p>4</text:p>
          </table:table-cell>
          <table:table-cell table:formula="of:=MIN(COM.MICROSOFT.MINIFS([$'Iota Refineries'.$G$2:.$G$73];[$'Iota Refineries'.$B$2:.$B$73];COM.MICROSOFT.CONCAT(&quot;=&quot;;[.D5]));COM.MICROSOFT.MINIFS([$'Omni Refineries'.$G$2:.$G$93];[$'Omni Refineries'.$B$2:.$B$93];COM.MICROSOFT.CONCAT(&quot;=&quot;;[.D5])))"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table:style-name="ce7" table:number-columns-repeated="23"/>
          <table:table-cell/>
          <table:table-cell table:style-name="ce5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55" calcext:value-type="float">
            <text:p>55</text:p>
          </table:table-cell>
          <table:table-cell/>
          <table:table-cell office:value-type="string" calcext:value-type="string">
            <text:p>astrium</text:p>
          </table:table-cell>
          <table:table-cell table:style-name="ce16" table:formula="of:=[$'Resource costs'.D5]" office:value-type="float" office:value="23.75" calcext:value-type="float">
            <text:p>23.75</text:p>
          </table:table-cell>
          <table:table-cell table:style-name="ce28" table:formula="of:=([.I6]+[.H6]*[.G6])/[.G6]" office:value-type="float" office:value="49.5" calcext:value-type="float">
            <text:p>49.5</text:p>
          </table:table-cell>
          <table:table-cell office:value-type="float" office:value="4" calcext:value-type="float">
            <text:p>4</text:p>
          </table:table-cell>
          <table:table-cell table:formula="of:=MIN(COM.MICROSOFT.MINIFS([$'Iota Refineries'.$G$2:.$G$73];[$'Iota Refineries'.$B$2:.$B$73];COM.MICROSOFT.CONCAT(&quot;=&quot;;[.D6]));COM.MICROSOFT.MINIFS([$'Omni Refineries'.$G$2:.$G$93];[$'Omni Refineries'.$B$2:.$B$93];COM.MICROSOFT.CONCAT(&quot;=&quot;;[.D6])))"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style-name="ce7" table:number-columns-repeated="23"/>
          <table:table-cell/>
          <table:table-cell table:style-name="ce5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80" calcext:value-type="float">
            <text:p>80</text:p>
          </table:table-cell>
          <table:table-cell/>
          <table:table-cell office:value-type="string" calcext:value-type="string">
            <text:p>stesium</text:p>
          </table:table-cell>
          <table:table-cell table:style-name="ce16" table:formula="of:=[$'Resource costs'.D6]" office:value-type="float" office:value="51.8571428571429" calcext:value-type="float">
            <text:p>51.86</text:p>
          </table:table-cell>
          <table:table-cell table:style-name="ce28" table:formula="of:=([.I7]+[.H7]*[.G7])/[.G7]" office:value-type="float" office:value="70.5" calcext:value-type="float">
            <text:p>70.5</text:p>
          </table:table-cell>
          <table:table-cell office:value-type="float" office:value="4" calcext:value-type="float">
            <text:p>4</text:p>
          </table:table-cell>
          <table:table-cell table:formula="of:=MIN(COM.MICROSOFT.MINIFS([$'Iota Refineries'.$G$2:.$G$73];[$'Iota Refineries'.$B$2:.$B$73];COM.MICROSOFT.CONCAT(&quot;=&quot;;[.D7]));COM.MICROSOFT.MINIFS([$'Omni Refineries'.$G$2:.$G$93];[$'Omni Refineries'.$B$2:.$B$93];COM.MICROSOFT.CONCAT(&quot;=&quot;;[.D7])))"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table:style-name="ce7" table:number-columns-repeated="23"/>
          <table:table-cell/>
          <table:table-cell table:style-name="ce5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office:value-type="string" calcext:value-type="string">
            <text:p>titanium</text:p>
          </table:table-cell>
          <table:table-cell table:style-name="ce16" table:formula="of:=[$'Resource costs'.D7]" office:value-type="float" office:value="41.3333333333333" calcext:value-type="float">
            <text:p>41.33</text:p>
          </table:table-cell>
          <table:table-cell table:style-name="ce28" table:formula="of:=([.I8]+[.H8]*[.G8])/[.G8]" office:value-type="float" office:value="11.5" calcext:value-type="float">
            <text:p>11.5</text:p>
          </table:table-cell>
          <table:table-cell office:value-type="float" office:value="4" calcext:value-type="float">
            <text:p>4</text:p>
          </table:table-cell>
          <table:table-cell table:formula="of:=MIN(COM.MICROSOFT.MINIFS([$'Iota Refineries'.$G$2:.$G$73];[$'Iota Refineries'.$B$2:.$B$73];COM.MICROSOFT.CONCAT(&quot;=&quot;;[.D8]));COM.MICROSOFT.MINIFS([$'Omni Refineries'.$G$2:.$G$93];[$'Omni Refineries'.$B$2:.$B$93];COM.MICROSOFT.CONCAT(&quot;=&quot;;[.D8])))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style-name="ce7" table:number-columns-repeated="23"/>
          <table:table-cell/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45" calcext:value-type="float">
            <text:p>45</text:p>
          </table:table-cell>
          <table:table-cell/>
          <table:table-cell office:value-type="string" calcext:value-type="string">
            <text:p>vandium</text:p>
          </table:table-cell>
          <table:table-cell table:style-name="ce16" office:value-type="float" office:value="49" calcext:value-type="float">
            <text:p>49.00</text:p>
          </table:table-cell>
          <table:table-cell table:style-name="ce28" table:formula="of:=([.I9]+[.H9]*[.G9])/[.G9]" office:value-type="float" office:value="39.5" calcext:value-type="float">
            <text:p>39.5</text:p>
          </table:table-cell>
          <table:table-cell office:value-type="float" office:value="4" calcext:value-type="float">
            <text:p>4</text:p>
          </table:table-cell>
          <table:table-cell table:formula="of:=MIN(COM.MICROSOFT.MINIFS([$'Iota Refineries'.$G$2:.$G$73];[$'Iota Refineries'.$B$2:.$B$73];COM.MICROSOFT.CONCAT(&quot;=&quot;;[.D9]));COM.MICROSOFT.MINIFS([$'Omni Refineries'.$G$2:.$G$93];[$'Omni Refineries'.$B$2:.$B$93];COM.MICROSOFT.CONCAT(&quot;=&quot;;[.D9])))"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table:style-name="ce7" table:number-columns-repeated="23"/>
          <table:table-cell/>
          <table:table-cell table:style-name="ce5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55" calcext:value-type="float">
            <text:p>55</text:p>
          </table:table-cell>
          <table:table-cell/>
          <table:table-cell office:value-type="string" calcext:value-type="string">
            <text:p>magnaril</text:p>
          </table:table-cell>
          <table:table-cell table:style-name="ce16" table:formula="of:=[$'Resource costs'.D9]" office:value-type="float" office:value="29.3333333333333" calcext:value-type="float">
            <text:p>29.33</text:p>
          </table:table-cell>
          <table:table-cell table:style-name="ce28" table:formula="of:=([.I10]+[.H10]*[.G10])/[.G10]" office:value-type="float" office:value="49.5" calcext:value-type="float">
            <text:p>49.5</text:p>
          </table:table-cell>
          <table:table-cell office:value-type="float" office:value="4" calcext:value-type="float">
            <text:p>4</text:p>
          </table:table-cell>
          <table:table-cell table:formula="of:=MIN(COM.MICROSOFT.MINIFS([$'Iota Refineries'.$G$2:.$G$73];[$'Iota Refineries'.$B$2:.$B$73];COM.MICROSOFT.CONCAT(&quot;=&quot;;[.D10]));COM.MICROSOFT.MINIFS([$'Omni Refineries'.$G$2:.$G$93];[$'Omni Refineries'.$B$2:.$B$93];COM.MICROSOFT.CONCAT(&quot;=&quot;;[.D10])))"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style-name="ce7" table:number-columns-repeated="23"/>
          <table:table-cell/>
          <table:table-cell table:style-name="ce5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office:value-type="string" calcext:value-type="string">
            <text:p>helium11</text:p>
          </table:table-cell>
          <table:table-cell table:style-name="ce16" table:formula="of:=[$'Resource costs'.D10]" office:value-type="float" office:value="15.7218045112782" calcext:value-type="float">
            <text:p>15.72</text:p>
          </table:table-cell>
          <table:table-cell table:style-name="ce28" table:formula="of:=([.I11]+[.H11]*[.G11])/[.G11]" office:value-type="float" office:value="3.4375" calcext:value-type="float">
            <text:p>3.4375</text:p>
          </table:table-cell>
          <table:table-cell office:value-type="float" office:value="16" calcext:value-type="float">
            <text:p>16</text:p>
          </table:table-cell>
          <table:table-cell table:formula="of:=MIN(COM.MICROSOFT.MINIFS([$'Iota Refineries'.$G$2:.$G$73];[$'Iota Refineries'.$B$2:.$B$73];COM.MICROSOFT.CONCAT(&quot;=&quot;;[.D11]));COM.MICROSOFT.MINIFS([$'Omni Refineries'.$G$2:.$G$93];[$'Omni Refineries'.$B$2:.$B$93];COM.MICROSOFT.CONCAT(&quot;=&quot;;[.D11])))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style-name="ce7" table:number-columns-repeated="23"/>
          <table:table-cell/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office:value-type="string" calcext:value-type="string">
            <text:p>elessium</text:p>
          </table:table-cell>
          <table:table-cell table:style-name="ce16" table:formula="of:=[$'Resource costs'.D11]" office:value-type="float" office:value="17.8888888888889" calcext:value-type="float">
            <text:p>17.89</text:p>
          </table:table-cell>
          <table:table-cell table:style-name="ce28" table:formula="of:=([.I12]+[.H12]*[.G12])/[.G12]" office:value-type="float" office:value="11.4375" calcext:value-type="float">
            <text:p>11.4375</text:p>
          </table:table-cell>
          <table:table-cell office:value-type="float" office:value="16" calcext:value-type="float">
            <text:p>16</text:p>
          </table:table-cell>
          <table:table-cell table:formula="of:=MIN(COM.MICROSOFT.MINIFS([$'Iota Refineries'.$G$2:.$G$73];[$'Iota Refineries'.$B$2:.$B$73];COM.MICROSOFT.CONCAT(&quot;=&quot;;[.D12]));COM.MICROSOFT.MINIFS([$'Omni Refineries'.$G$2:.$G$93];[$'Omni Refineries'.$B$2:.$B$93];COM.MICROSOFT.CONCAT(&quot;=&quot;;[.D12])))"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style-name="ce7" table:number-columns-repeated="23"/>
          <table:table-cell/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office:value-type="string" calcext:value-type="string">
            <text:p>tritium</text:p>
          </table:table-cell>
          <table:table-cell table:style-name="ce16" table:formula="of:=[$'Resource costs'.D12]" office:value-type="float" office:value="17.4210526315789" calcext:value-type="float">
            <text:p>17.42</text:p>
          </table:table-cell>
          <table:table-cell table:style-name="ce28" table:formula="of:=([.I13]+[.H13]*[.G13])/[.G13]" office:value-type="float" office:value="11.4375" calcext:value-type="float">
            <text:p>11.4375</text:p>
          </table:table-cell>
          <table:table-cell office:value-type="float" office:value="16" calcext:value-type="float">
            <text:p>16</text:p>
          </table:table-cell>
          <table:table-cell table:formula="of:=MIN(COM.MICROSOFT.MINIFS([$'Iota Refineries'.$G$2:.$G$73];[$'Iota Refineries'.$B$2:.$B$73];COM.MICROSOFT.CONCAT(&quot;=&quot;;[.D13]));COM.MICROSOFT.MINIFS([$'Omni Refineries'.$G$2:.$G$93];[$'Omni Refineries'.$B$2:.$B$93];COM.MICROSOFT.CONCAT(&quot;=&quot;;[.D13])))"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style-name="ce7" table:number-columns-repeated="23"/>
          <table:table-cell/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office:value-type="string" calcext:value-type="string">
            <text:p>ultarine</text:p>
          </table:table-cell>
          <table:table-cell table:style-name="ce16" table:formula="of:=[$'Resource costs'.D13]" office:value-type="float" office:value="35.6666666666667" calcext:value-type="float">
            <text:p>35.67</text:p>
          </table:table-cell>
          <table:table-cell table:style-name="ce28" table:formula="of:=([.I14]+[.H14]*[.G14])/[.G14]" office:value-type="float" office:value="11.4375" calcext:value-type="float">
            <text:p>11.4375</text:p>
          </table:table-cell>
          <table:table-cell office:value-type="float" office:value="16" calcext:value-type="float">
            <text:p>16</text:p>
          </table:table-cell>
          <table:table-cell table:formula="of:=MIN(COM.MICROSOFT.MINIFS([$'Iota Refineries'.$G$2:.$G$73];[$'Iota Refineries'.$B$2:.$B$73];COM.MICROSOFT.CONCAT(&quot;=&quot;;[.D14]));COM.MICROSOFT.MINIFS([$'Omni Refineries'.$G$2:.$G$93];[$'Omni Refineries'.$B$2:.$B$93];COM.MICROSOFT.CONCAT(&quot;=&quot;;[.D14])))"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style-name="ce7" table:number-columns-repeated="23"/>
          <table:table-cell/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45" calcext:value-type="float">
            <text:p>45</text:p>
          </table:table-cell>
          <table:table-cell/>
          <table:table-cell office:value-type="string" calcext:value-type="string">
            <text:p>iriil</text:p>
          </table:table-cell>
          <table:table-cell table:style-name="ce16" table:formula="of:=[$'Resource costs'.D14]" office:value-type="float" office:value="19.8214285714286" calcext:value-type="float">
            <text:p>19.82</text:p>
          </table:table-cell>
          <table:table-cell table:style-name="ce28" table:formula="of:=([.I15]+[.H15]*[.G15])/[.G15]" office:value-type="float" office:value="17.4375" calcext:value-type="float">
            <text:p>17.4375</text:p>
          </table:table-cell>
          <table:table-cell office:value-type="float" office:value="16" calcext:value-type="float">
            <text:p>16</text:p>
          </table:table-cell>
          <table:table-cell table:formula="of:=MIN(COM.MICROSOFT.MINIFS([$'Iota Refineries'.$G$2:.$G$73];[$'Iota Refineries'.$B$2:.$B$73];COM.MICROSOFT.CONCAT(&quot;=&quot;;[.D15]));COM.MICROSOFT.MINIFS([$'Omni Refineries'.$G$2:.$G$93];[$'Omni Refineries'.$B$2:.$B$93];COM.MICROSOFT.CONCAT(&quot;=&quot;;[.D15])))"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style-name="ce7" table:number-columns-repeated="23"/>
          <table:table-cell/>
          <table:table-cell table:style-name="ce5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7" table:number-columns-repeated="23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office:value-type="string" calcext:value-type="string">
            <text:p>Unit Cost</text:p>
          </table:table-cell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Manu cost*</text:p>
          </table:table-cell>
          <table:table-cell office:value-type="string" calcext:value-type="string">
            <text:p>Raw cost</text:p>
          </table:table-cell>
          <table:table-cell table:style-name="ce7" table:number-columns-repeated="23"/>
          <table:table-cell office:value-type="string" calcext:value-type="string">
            <text:p>Manufacturing cost on Iota as per Millette</text:p>
          </table:table-cell>
          <table:table-cell/>
        </table:table-row>
        <table:table-row table:style-name="ro1">
          <table:table-cell/>
          <table:table-cell table:formula="of:=[.C18]-[.E18]" office:value-type="float" office:value="-36.6666666666667" calcext:value-type="float">
            <text:p>-36.67</text:p>
          </table:table-cell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paristeel</text:p>
          </table:table-cell>
          <table:table-cell table:style-name="ce22" table:formula="of:=([.I18]+[.H18])/[.G18]" office:value-type="float" office:value="335.666666666667" calcext:value-type="float">
            <text:p>335.67</text:p>
          </table:table-cell>
          <table:table-cell office:value-type="string" calcext:value-type="string">
            <text:p>alloy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formula="of:=[.J18]*[.J$2]+[.K18]*[.K$2]+[.L18]*[.L$2]+[.M18]*[.M$2]+[.N18]*[.N$2]+[.O18]*[.O$2]+[.P18]*[.P$2]+[.Q18]*[.Q$2]+[.R18]*[.R$2]+[.S18]*[.S$2]+[.T18]*[.T$2]+[.U18]*[.U$2]" office:value-type="float" office:value="267.666666666667" calcext:value-type="float">
            <text:p>267.6666666666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/>
          <table:table-cell table:formula="of:=[.C19]-[.E19]" office:value-type="float" office:value="-28" calcext:value-type="float">
            <text:p>-28.00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transteel</text:p>
          </table:table-cell>
          <table:table-cell table:style-name="ce22" table:formula="of:=([.I19]+[.H19])/[.G19]" office:value-type="float" office:value="298" calcext:value-type="float">
            <text:p>298.00</text:p>
          </table:table-cell>
          <table:table-cell office:value-type="string" calcext:value-type="string">
            <text:p>alloy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formula="of:=[.J19]*[.J$2]+[.K19]*[.K$2]+[.L19]*[.L$2]+[.M19]*[.M$2]+[.N19]*[.N$2]+[.O19]*[.O$2]+[.P19]*[.P$2]+[.Q19]*[.Q$2]+[.R19]*[.R$2]+[.S19]*[.S$2]+[.T19]*[.T$2]+[.U19]*[.U$2]" office:value-type="float" office:value="236" calcext:value-type="float">
            <text:p>23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table:formula="of:=[.C20]-[.E20]" office:value-type="float" office:value="270" calcext:value-type="float">
            <text:p>270.00</text:p>
          </table:table-cell>
          <table:table-cell office:value-type="float" office:value="1289" calcext:value-type="float">
            <text:p>1289</text:p>
          </table:table-cell>
          <table:table-cell table:style-name="ce2" office:value-type="string" calcext:value-type="string">
            <text:p>rglass</text:p>
          </table:table-cell>
          <table:table-cell table:style-name="ce22" table:formula="of:=([.I20]+[.H20])/[.G20]" office:value-type="float" office:value="1019" calcext:value-type="float">
            <text:p>1,019.00</text:p>
          </table:table-cell>
          <table:table-cell office:value-type="string" calcext:value-type="string">
            <text:p>nonmetal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table:formula="of:=[.J20]*[.J$2]+[.K20]*[.K$2]+[.L20]*[.L$2]+[.M20]*[.M$2]+[.N20]*[.N$2]+[.O20]*[.O$2]+[.P20]*[.P$2]+[.Q20]*[.Q$2]+[.R20]*[.R$2]+[.S20]*[.S$2]+[.T20]*[.T$2]+[.U20]*[.U$2]" office:value-type="float" office:value="723" calcext:value-type="float">
            <text:p>72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/>
          <table:table-cell table:formula="of:=[.C21]-[.E21]" office:value-type="float" office:value="231.338345864662" calcext:value-type="float">
            <text:p>231.34</text:p>
          </table:table-cell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nanoplastic</text:p>
          </table:table-cell>
          <table:table-cell table:style-name="ce22" table:formula="of:=([.I21]+[.H21])/[.G21]" office:value-type="float" office:value="758.661654135338" calcext:value-type="float">
            <text:p>758.66</text:p>
          </table:table-cell>
          <table:table-cell office:value-type="string" calcext:value-type="string">
            <text:p>nonmetal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formula="of:=[.J21]*[.J$2]+[.K21]*[.K$2]+[.L21]*[.L$2]+[.M21]*[.M$2]+[.N21]*[.N$2]+[.O21]*[.O$2]+[.P21]*[.P$2]+[.Q21]*[.Q$2]+[.R21]*[.R$2]+[.S21]*[.S$2]+[.T21]*[.T$2]+[.U21]*[.U$2]" office:value-type="float" office:value="531.661654135338" calcext:value-type="float">
            <text:p>531.66165413533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/>
          <table:table-cell table:style-name="Default"/>
          <table:table-cell/>
          <table:table-cell table:style-name="ce2" office:value-type="string" calcext:value-type="string">
            <text:p>disheet</text:p>
          </table:table-cell>
          <table:table-cell table:style-name="ce22" table:formula="of:=([.I22]+[.H22])/[.G22]" office:value-type="float" office:value="184.666666666667" calcext:value-type="float">
            <text:p>184.67</text:p>
          </table:table-cell>
          <table:table-cell office:value-type="string" calcext:value-type="string">
            <text:p>nonmetal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J22]*[.J$2]+[.K22]*[.K$2]+[.L22]*[.L$2]+[.M22]*[.M$2]+[.N22]*[.N$2]+[.O22]*[.O$2]+[.P22]*[.P$2]+[.Q22]*[.Q$2]+[.R22]*[.R$2]+[.S22]*[.S$2]+[.T22]*[.T$2]+[.U22]*[.U$2]" office:value-type="float" office:value="130.666666666667" calcext:value-type="float">
            <text:p>130.666666666667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/>
          <table:table-cell table:style-name="Default"/>
          <table:table-cell/>
          <table:table-cell table:style-name="ce2" office:value-type="string" calcext:value-type="string">
            <text:p>hdastrium</text:p>
          </table:table-cell>
          <table:table-cell table:style-name="ce22" table:formula="of:=([.I23]+[.H23])/[.G23]" office:value-type="float" office:value="464.357142857143" calcext:value-type="float">
            <text:p>464.36</text:p>
          </table:table-cell>
          <table:table-cell office:value-type="string" calcext:value-type="string">
            <text:p>nonmetal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formula="of:=[.J23]*[.J$2]+[.K23]*[.K$2]+[.L23]*[.L$2]+[.M23]*[.M$2]+[.N23]*[.N$2]+[.O23]*[.O$2]+[.P23]*[.P$2]+[.Q23]*[.Q$2]+[.R23]*[.R$2]+[.S23]*[.S$2]+[.T23]*[.T$2]+[.U23]*[.U$2]" office:value-type="float" office:value="285.357142857143" calcext:value-type="float">
            <text:p>285.3571428571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style-name="Default"/>
          <table:table-cell/>
          <table:table-cell table:style-name="ce2" office:value-type="string" calcext:value-type="string">
            <text:p>qpc</text:p>
          </table:table-cell>
          <table:table-cell table:style-name="ce22" table:formula="of:=([.I24]+[.H24])/[.G24]" office:value-type="float" office:value="613.357142857143" calcext:value-type="float">
            <text:p>613.36</text:p>
          </table:table-cell>
          <table:table-cell office:value-type="string" calcext:value-type="string">
            <text:p>qpc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table:formula="of:=[.J24]*[.J$2]+[.K24]*[.K$2]+[.L24]*[.L$2]+[.M24]*[.M$2]+[.N24]*[.N$2]+[.O24]*[.O$2]+[.P24]*[.P$2]+[.Q24]*[.Q$2]+[.R24]*[.R$2]+[.S24]*[.S$2]+[.T24]*[.T$2]+[.U24]*[.U$2]+[.V24]*[.V$2]+[.W24]*[.W$2]+[.X24]*[.X$2]+[.Y24]*[.Y$2]+[.Z24]*[.Z$2]+[.AA24]*[.AA$2]" office:value-type="float" office:value="928.714285714286" calcext:value-type="float">
            <text:p>928.714285714286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style-name="ce2" office:value-type="string" calcext:value-type="string">
            <text:p>array</text:p>
          </table:table-cell>
          <table:table-cell table:style-name="ce22" table:formula="of:=([.I25]+[.H25])/[.G25]" office:value-type="float" office:value="893.333333333333" calcext:value-type="float">
            <text:p>893.33</text:p>
          </table:table-cell>
          <table:table-cell office:value-type="string" calcext:value-type="string">
            <text:p>processors</text:p>
          </table:table-cell>
          <table:table-cell office:value-type="float" office:value="2" calcext:value-type="float">
            <text:p>2</text:p>
          </table:table-cell>
          <table:table-cell office:value-type="float" office:value="583" calcext:value-type="float">
            <text:p>583</text:p>
          </table:table-cell>
          <table:table-cell table:formula="of:=[.J25]*[.J$2]+[.K25]*[.K$2]+[.L25]*[.L$2]+[.M25]*[.M$2]+[.N25]*[.N$2]+[.O25]*[.O$2]+[.P25]*[.P$2]+[.Q25]*[.Q$2]+[.R25]*[.R$2]+[.S25]*[.S$2]+[.T25]*[.T$2]+[.U25]*[.U$2]+[.V25]*[.V$2]+[.W25]*[.W$2]+[.X25]*[.X$2]+[.Y25]*[.Y$2]+[.Z25]*[.Z$2]+[.AA25]*[.AA$2]" office:value-type="float" office:value="1203.66666666667" calcext:value-type="float">
            <text:p>1203.66666666667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ce2" office:value-type="string" calcext:value-type="string">
            <text:p>sensors</text:p>
          </table:table-cell>
          <table:table-cell table:style-name="ce22" table:formula="of:=([.I26]+[.H26])/[.G26]" office:value-type="float" office:value="1877.34523809524" calcext:value-type="float">
            <text:p>1,877.35</text:p>
          </table:table-cell>
          <table:table-cell office:value-type="string" calcext:value-type="string">
            <text:p>processors</text:p>
          </table:table-cell>
          <table:table-cell office:value-type="float" office:value="2" calcext:value-type="float">
            <text:p>2</text:p>
          </table:table-cell>
          <table:table-cell office:value-type="float" office:value="1229" calcext:value-type="float">
            <text:p>1229</text:p>
          </table:table-cell>
          <table:table-cell table:formula="of:=[.J26]*[.J$2]+[.K26]*[.K$2]+[.L26]*[.L$2]+[.M26]*[.M$2]+[.N26]*[.N$2]+[.O26]*[.O$2]+[.P26]*[.P$2]+[.Q26]*[.Q$2]+[.R26]*[.R$2]+[.S26]*[.S$2]+[.T26]*[.T$2]+[.U26]*[.U$2]+[.V26]*[.V$2]+[.W26]*[.W$2]+[.X26]*[.X$2]+[.Y26]*[.Y$2]+[.Z26]*[.Z$2]+[.AA26]*[.AA$2]+[.AB26]*[.AB$2]+[.AC26]*[.AC$2]" office:value-type="float" office:value="2525.69047619048" calcext:value-type="float">
            <text:p>2525.69047619048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2" office:value-type="string" calcext:value-type="string">
            <text:p>umm</text:p>
          </table:table-cell>
          <table:table-cell table:style-name="ce22" table:formula="of:=([.I27]+[.H27])/[.G27]" office:value-type="float" office:value="1587.82832080201" calcext:value-type="float">
            <text:p>1,587.83</text:p>
          </table:table-cell>
          <table:table-cell office:value-type="string" calcext:value-type="string">
            <text:p>bots</text:p>
          </table:table-cell>
          <table:table-cell office:value-type="float" office:value="2" calcext:value-type="float">
            <text:p>2</text:p>
          </table:table-cell>
          <table:table-cell office:value-type="float" office:value="987" calcext:value-type="float">
            <text:p>987</text:p>
          </table:table-cell>
          <table:table-cell table:formula="of:=[.J27]*[.J$2]+[.K27]*[.K$2]+[.L27]*[.L$2]+[.M27]*[.M$2]+[.N27]*[.N$2]+[.O27]*[.O$2]+[.P27]*[.P$2]+[.Q27]*[.Q$2]+[.R27]*[.R$2]+[.S27]*[.S$2]+[.T27]*[.T$2]+[.U27]*[.U$2]+[.V27]*[.V$2]+[.W27]*[.W$2]+[.X27]*[.X$2]+[.Y27]*[.Y$2]+[.Z27]*[.Z$2]+[.AA27]*[.AA$2]+[.AB27]*[.AB$2]+[.AC27]*[.AC$2]+[.AD27]*[.AD$2]" office:value-type="float" office:value="2188.65664160401" calcext:value-type="float">
            <text:p>2188.6566416040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table:formula="of:=[.C28]-[.E28]" office:value-type="float" office:value="353.227192982456" calcext:value-type="float">
            <text:p>353.23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stromech</text:p>
          </table:table-cell>
          <table:table-cell table:formula="of:=([.I28]+[.H28])/[.G28]" office:value-type="float" office:value="1509.77280701754" calcext:value-type="float">
            <text:p>1,509.77</text:p>
          </table:table-cell>
          <table:table-cell office:value-type="string" calcext:value-type="string">
            <text:p>bots</text:p>
          </table:table-cell>
          <table:table-cell office:value-type="float" office:value="5" calcext:value-type="float">
            <text:p>5</text:p>
          </table:table-cell>
          <table:table-cell office:value-type="float" office:value="2577" calcext:value-type="float">
            <text:p>2577</text:p>
          </table:table-cell>
          <table:table-cell table:formula="of:=[.J28]*[.J$2]+[.K28]*[.K$2]+[.L28]*[.L$2]+[.M28]*[.M$2]+[.N28]*[.N$2]+[.O28]*[.O$2]+[.P28]*[.P$2]+[.Q28]*[.Q$2]+[.R28]*[.R$2]+[.S28]*[.S$2]+[.T28]*[.T$2]+[.U28]*[.U$2]+[.V28]*[.V$2]+[.W28]*[.W$2]+[.X28]*[.X$2]+[.Y28]*[.Y$2]+[.Z28]*[.Z$2]+[.AA28]*[.AA$2]+[.AB28]*[.AB$2]+[.AC28]*[.AC$2]+[.AD28]*[.AD$2]+[.AE28]*[.AE$2]" office:value-type="float" office:value="4971.86403508772" calcext:value-type="float">
            <text:p>4971.86403508772</text:p>
          </table:table-cell>
          <table:table-cell table:number-columns-repeated="18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C29]-[.E29]" office:value-type="float" office:value="38.5452380952381" calcext:value-type="float">
            <text:p>38.5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kineric_battery</text:p>
          </table:table-cell>
          <table:table-cell table:formula="of:=([.I29]+[.H29])/[.G29]" office:value-type="float" office:value="157.454761904762" calcext:value-type="float">
            <text:p>157.45</text:p>
          </table:table-cell>
          <table:table-cell office:value-type="string" calcext:value-type="string">
            <text:p>batteries</text:p>
          </table:table-cell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formula="of:=[.J29]*[.J$2]+[.K29]*[.K$2]+[.L29]*[.L$2]+[.M29]*[.M$2]+[.N29]*[.N$2]+[.O29]*[.O$2]+[.P29]*[.P$2]+[.Q29]*[.Q$2]+[.R29]*[.R$2]+[.S29]*[.S$2]+[.T29]*[.T$2]+[.U29]*[.U$2]+[.V29]*[.V$2]+[.W29]*[.W$2]+[.X29]*[.X$2]+[.Y29]*[.Y$2]+[.Z29]*[.Z$2]+[.AA29]*[.AA$2]+[.AB29]*[.AB$2]+[.AC29]*[.AC$2]+[.AD29]*[.AD$2]+[.AE29]*[.AE$2]" office:value-type="float" office:value="1036.54761904762" calcext:value-type="float">
            <text:p>1036.5476190476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.C30]-[.E30]" office:value-type="float" office:value="38.5452380952381" calcext:value-type="float">
            <text:p>38.5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hermal_battery</text:p>
          </table:table-cell>
          <table:table-cell table:formula="of:=([.I30]+[.H30])/[.G30]" office:value-type="float" office:value="157.454761904762" calcext:value-type="float">
            <text:p>157.45</text:p>
          </table:table-cell>
          <table:table-cell office:value-type="string" calcext:value-type="string">
            <text:p>batteries</text:p>
          </table:table-cell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formula="of:=[.J30]*[.J$2]+[.K30]*[.K$2]+[.L30]*[.L$2]+[.M30]*[.M$2]+[.N30]*[.N$2]+[.O30]*[.O$2]+[.P30]*[.P$2]+[.Q30]*[.Q$2]+[.R30]*[.R$2]+[.S30]*[.S$2]+[.T30]*[.T$2]+[.U30]*[.U$2]+[.V30]*[.V$2]+[.W30]*[.W$2]+[.X30]*[.X$2]+[.Y30]*[.Y$2]+[.Z30]*[.Z$2]+[.AA30]*[.AA$2]+[.AB30]*[.AB$2]+[.AC30]*[.AC$2]+[.AD30]*[.AD$2]+[.AE30]*[.AE$2]" office:value-type="float" office:value="1036.54761904762" calcext:value-type="float">
            <text:p>1036.5476190476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.C31]-[.E31]" office:value-type="float" office:value="37.7781746031746" calcext:value-type="float">
            <text:p>37.7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m_battery</text:p>
          </table:table-cell>
          <table:table-cell table:formula="of:=([.I31]+[.H31])/[.G31]" office:value-type="float" office:value="158.221825396825" calcext:value-type="float">
            <text:p>158.22</text:p>
          </table:table-cell>
          <table:table-cell office:value-type="string" calcext:value-type="string">
            <text:p>batteries</text:p>
          </table:table-cell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formula="of:=[.J31]*[.J$2]+[.K31]*[.K$2]+[.L31]*[.L$2]+[.M31]*[.M$2]+[.N31]*[.N$2]+[.O31]*[.O$2]+[.P31]*[.P$2]+[.Q31]*[.Q$2]+[.R31]*[.R$2]+[.S31]*[.S$2]+[.T31]*[.T$2]+[.U31]*[.U$2]+[.V31]*[.V$2]+[.W31]*[.W$2]+[.X31]*[.X$2]+[.Y31]*[.Y$2]+[.Z31]*[.Z$2]+[.AA31]*[.AA$2]+[.AB31]*[.AB$2]+[.AC31]*[.AC$2]+[.AD31]*[.AD$2]+[.AE31]*[.AE$2]" office:value-type="float" office:value="1044.21825396825" calcext:value-type="float">
            <text:p>1044.218253968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.C32]-[.E32]" office:value-type="float" office:value="37.7781746031746" calcext:value-type="float">
            <text:p>37.7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gravitic_battery</text:p>
          </table:table-cell>
          <table:table-cell table:formula="of:=([.I32]+[.H32])/[.G32]" office:value-type="float" office:value="158.221825396825" calcext:value-type="float">
            <text:p>158.22</text:p>
          </table:table-cell>
          <table:table-cell office:value-type="string" calcext:value-type="string">
            <text:p>batteries</text:p>
          </table:table-cell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formula="of:=[.J32]*[.J$2]+[.K32]*[.K$2]+[.L32]*[.L$2]+[.M32]*[.M$2]+[.N32]*[.N$2]+[.O32]*[.O$2]+[.P32]*[.P$2]+[.Q32]*[.Q$2]+[.R32]*[.R$2]+[.S32]*[.S$2]+[.T32]*[.T$2]+[.U32]*[.U$2]+[.V32]*[.V$2]+[.W32]*[.W$2]+[.X32]*[.X$2]+[.Y32]*[.Y$2]+[.Z32]*[.Z$2]+[.AA32]*[.AA$2]+[.AB32]*[.AB$2]+[.AC32]*[.AC$2]+[.AD32]*[.AD$2]+[.AE32]*[.AE$2]" office:value-type="float" office:value="1044.21825396825" calcext:value-type="float">
            <text:p>1044.218253968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.C33]-[.E33]" office:value-type="float" office:value="26.6483333333333" calcext:value-type="float">
            <text:p>26.6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kinetic_missile</text:p>
          </table:table-cell>
          <table:table-cell table:formula="of:=([.I33]+[.H33])/[.G33]" office:value-type="float" office:value="110.351666666667" calcext:value-type="float">
            <text:p>110.35</text:p>
          </table:table-cell>
          <table:table-cell office:value-type="string" calcext:value-type="string">
            <text:p>explosives</text:p>
          </table:table-cell>
          <table:table-cell office:value-type="float" office:value="50" calcext:value-type="float">
            <text:p>50</text:p>
          </table:table-cell>
          <table:table-cell office:value-type="float" office:value="1863" calcext:value-type="float">
            <text:p>1863</text:p>
          </table:table-cell>
          <table:table-cell table:formula="of:=[.J33]*[.J$2]+[.K33]*[.K$2]+[.L33]*[.L$2]+[.M33]*[.M$2]+[.N33]*[.N$2]+[.O33]*[.O$2]+[.P33]*[.P$2]+[.Q33]*[.Q$2]+[.R33]*[.R$2]+[.S33]*[.S$2]+[.T33]*[.T$2]+[.U33]*[.U$2]+[.V33]*[.V$2]+[.W33]*[.W$2]+[.X33]*[.X$2]+[.Y33]*[.Y$2]+[.Z33]*[.Z$2]+[.AA33]*[.AA$2]+[.AB33]*[.AB$2]+[.AC33]*[.AC$2]+[.AD33]*[.AD$2]+[.AE33]*[.AE$2]" office:value-type="float" office:value="3654.58333333333" calcext:value-type="float">
            <text:p>3654.5833333333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C34]-[.E34]" office:value-type="float" office:value="26.6483333333333" calcext:value-type="float">
            <text:p>26.6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hermal_missile</text:p>
          </table:table-cell>
          <table:table-cell table:formula="of:=([.I34]+[.H34])/[.G34]" office:value-type="float" office:value="110.351666666667" calcext:value-type="float">
            <text:p>110.35</text:p>
          </table:table-cell>
          <table:table-cell office:value-type="string" calcext:value-type="string">
            <text:p>explosives</text:p>
          </table:table-cell>
          <table:table-cell office:value-type="float" office:value="50" calcext:value-type="float">
            <text:p>50</text:p>
          </table:table-cell>
          <table:table-cell office:value-type="float" office:value="1863" calcext:value-type="float">
            <text:p>1863</text:p>
          </table:table-cell>
          <table:table-cell table:formula="of:=[.J34]*[.J$2]+[.K34]*[.K$2]+[.L34]*[.L$2]+[.M34]*[.M$2]+[.N34]*[.N$2]+[.O34]*[.O$2]+[.P34]*[.P$2]+[.Q34]*[.Q$2]+[.R34]*[.R$2]+[.S34]*[.S$2]+[.T34]*[.T$2]+[.U34]*[.U$2]+[.V34]*[.V$2]+[.W34]*[.W$2]+[.X34]*[.X$2]+[.Y34]*[.Y$2]+[.Z34]*[.Z$2]+[.AA34]*[.AA$2]+[.AB34]*[.AB$2]+[.AC34]*[.AC$2]+[.AD34]*[.AD$2]+[.AE34]*[.AE$2]" office:value-type="float" office:value="3654.58333333333" calcext:value-type="float">
            <text:p>3654.5833333333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C35]-[.E35]" office:value-type="float" office:value="31.0953968253968" calcext:value-type="float">
            <text:p>31.1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em_missile</text:p>
          </table:table-cell>
          <table:table-cell table:formula="of:=([.I35]+[.H35])/[.G35]" office:value-type="float" office:value="111.904603174603" calcext:value-type="float">
            <text:p>111.90</text:p>
          </table:table-cell>
          <table:table-cell office:value-type="string" calcext:value-type="string">
            <text:p>explosives</text:p>
          </table:table-cell>
          <table:table-cell office:value-type="float" office:value="50" calcext:value-type="float">
            <text:p>50</text:p>
          </table:table-cell>
          <table:table-cell office:value-type="float" office:value="1866" calcext:value-type="float">
            <text:p>1866</text:p>
          </table:table-cell>
          <table:table-cell table:formula="of:=[.J35]*[.J$2]+[.K35]*[.K$2]+[.L35]*[.L$2]+[.M35]*[.M$2]+[.N35]*[.N$2]+[.O35]*[.O$2]+[.P35]*[.P$2]+[.Q35]*[.Q$2]+[.R35]*[.R$2]+[.S35]*[.S$2]+[.T35]*[.T$2]+[.U35]*[.U$2]+[.V35]*[.V$2]+[.W35]*[.W$2]+[.X35]*[.X$2]+[.Y35]*[.Y$2]+[.Z35]*[.Z$2]+[.AA35]*[.AA$2]+[.AB35]*[.AB$2]+[.AC35]*[.AC$2]+[.AD35]*[.AD$2]+[.AE35]*[.AE$2]" office:value-type="float" office:value="3729.23015873016" calcext:value-type="float">
            <text:p>3729.230158730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C36]-[.E36]" office:value-type="float" office:value="31.0953968253968" calcext:value-type="float">
            <text:p>31.1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gravitic_missile</text:p>
          </table:table-cell>
          <table:table-cell table:formula="of:=([.I36]+[.H36])/[.G36]" office:value-type="float" office:value="111.904603174603" calcext:value-type="float">
            <text:p>111.90</text:p>
          </table:table-cell>
          <table:table-cell office:value-type="string" calcext:value-type="string">
            <text:p>explosives</text:p>
          </table:table-cell>
          <table:table-cell office:value-type="float" office:value="50" calcext:value-type="float">
            <text:p>50</text:p>
          </table:table-cell>
          <table:table-cell office:value-type="float" office:value="1866" calcext:value-type="float">
            <text:p>1866</text:p>
          </table:table-cell>
          <table:table-cell table:formula="of:=[.J36]*[.J$2]+[.K36]*[.K$2]+[.L36]*[.L$2]+[.M36]*[.M$2]+[.N36]*[.N$2]+[.O36]*[.O$2]+[.P36]*[.P$2]+[.Q36]*[.Q$2]+[.R36]*[.R$2]+[.S36]*[.S$2]+[.T36]*[.T$2]+[.U36]*[.U$2]+[.V36]*[.V$2]+[.W36]*[.W$2]+[.X36]*[.X$2]+[.Y36]*[.Y$2]+[.Z36]*[.Z$2]+[.AA36]*[.AA$2]+[.AB36]*[.AB$2]+[.AC36]*[.AC$2]+[.AD36]*[.AD$2]+[.AE36]*[.AE$2]" office:value-type="float" office:value="3729.23015873016" calcext:value-type="float">
            <text:p>3729.230158730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C37]-[.E37]" office:value-type="float" office:value="29.9195238095238" calcext:value-type="float">
            <text:p>29.9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ine</text:p>
          </table:table-cell>
          <table:table-cell table:formula="of:=([.I37]+[.H37])/[.G37]" office:value-type="float" office:value="142.080476190476" calcext:value-type="float">
            <text:p>142.08</text:p>
          </table:table-cell>
          <table:table-cell office:value-type="string" calcext:value-type="string">
            <text:p>explosives</text:p>
          </table:table-cell>
          <table:table-cell office:value-type="float" office:value="50" calcext:value-type="float">
            <text:p>50</text:p>
          </table:table-cell>
          <table:table-cell office:value-type="float" office:value="2380" calcext:value-type="float">
            <text:p>2380</text:p>
          </table:table-cell>
          <table:table-cell table:formula="of:=[.J37]*[.J$2]+[.K37]*[.K$2]+[.L37]*[.L$2]+[.M37]*[.M$2]+[.N37]*[.N$2]+[.O37]*[.O$2]+[.P37]*[.P$2]+[.Q37]*[.Q$2]+[.R37]*[.R$2]+[.S37]*[.S$2]+[.T37]*[.T$2]+[.U37]*[.U$2]+[.V37]*[.V$2]+[.W37]*[.W$2]+[.X37]*[.X$2]+[.Y37]*[.Y$2]+[.Z37]*[.Z$2]+[.AA37]*[.AA$2]+[.AB37]*[.AB$2]+[.AC37]*[.AC$2]+[.AD37]*[.AD$2]+[.AE37]*[.AE$2]" office:value-type="float" office:value="4724.02380952381" calcext:value-type="float">
            <text:p>4724.0238095238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formula="of:=[.C38]-[.E38]" office:value-type="float" office:value="19.2070175438597" calcext:value-type="float">
            <text:p>19.2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untermeasure</text:p>
          </table:table-cell>
          <table:table-cell table:formula="of:=([.I38]+[.H38])/[.G38]" office:value-type="float" office:value="100.79298245614" calcext:value-type="float">
            <text:p>100.79</text:p>
          </table:table-cell>
          <table:table-cell office:value-type="string" calcext:value-type="string">
            <text:p>explosives</text:p>
          </table:table-cell>
          <table:table-cell office:value-type="float" office:value="70" calcext:value-type="float">
            <text:p>70</text:p>
          </table:table-cell>
          <table:table-cell office:value-type="float" office:value="2318" calcext:value-type="float">
            <text:p>2318</text:p>
          </table:table-cell>
          <table:table-cell table:formula="of:=[.J38]*[.J$2]+[.K38]*[.K$2]+[.L38]*[.L$2]+[.M38]*[.M$2]+[.N38]*[.N$2]+[.O38]*[.O$2]+[.P38]*[.P$2]+[.Q38]*[.Q$2]+[.R38]*[.R$2]+[.S38]*[.S$2]+[.T38]*[.T$2]+[.U38]*[.U$2]+[.V38]*[.V$2]+[.W38]*[.W$2]+[.X38]*[.X$2]+[.Y38]*[.Y$2]+[.Z38]*[.Z$2]+[.AA38]*[.AA$2]+[.AB38]*[.AB$2]+[.AC38]*[.AC$2]+[.AD38]*[.AD$2]+[.AE38]*[.AE$2]" office:value-type="float" office:value="4737.50877192982" calcext:value-type="float">
            <text:p>4737.5087719298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C39]-[.E39]" office:value-type="float" office:value="5.90673350041771" calcext:value-type="float">
            <text:p>5.9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epairkit</text:p>
          </table:table-cell>
          <table:table-cell table:formula="of:=([.I39]+[.H39])/[.G39]" office:value-type="float" office:value="49.0932664995823" calcext:value-type="float">
            <text:p>49.09</text:p>
          </table:table-cell>
          <table:table-cell office:value-type="string" calcext:value-type="string">
            <text:p>repair</text:p>
          </table:table-cell>
          <table:table-cell office:value-type="float" office:value="75" calcext:value-type="float">
            <text:p>75</text:p>
          </table:table-cell>
          <table:table-cell office:value-type="float" office:value="1086" calcext:value-type="float">
            <text:p>1086</text:p>
          </table:table-cell>
          <table:table-cell table:formula="of:=[.J39]*[.J$2]+[.K39]*[.K$2]+[.L39]*[.L$2]+[.M39]*[.M$2]+[.N39]*[.N$2]+[.O39]*[.O$2]+[.P39]*[.P$2]+[.Q39]*[.Q$2]+[.R39]*[.R$2]+[.S39]*[.S$2]+[.T39]*[.T$2]+[.U39]*[.U$2]+[.V39]*[.V$2]+[.W39]*[.W$2]+[.X39]*[.X$2]+[.Y39]*[.Y$2]+[.Z39]*[.Z$2]+[.AA39]*[.AA$2]+[.AB39]*[.AB$2]+[.AC39]*[.AC$2]+[.AD39]*[.AD$2]+[.AE39]*[.AE$2]" office:value-type="float" office:value="2595.99498746867" calcext:value-type="float">
            <text:p>2595.99498746867</text:p>
          </table:table-cell>
          <table:table-cell table:number-columns-repeated="12"/>
          <table:table-cell table:number-columns-repeated="5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formula="of:=[.C40]-[.E40]" office:value-type="float" office:value="28.2760526315789" calcext:value-type="float">
            <text:p>28.28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probe</text:p>
          </table:table-cell>
          <table:table-cell table:formula="of:=([.I40]+[.H40])/[.G40]" office:value-type="float" office:value="128.723947368421" calcext:value-type="float">
            <text:p>128.72</text:p>
          </table:table-cell>
          <table:table-cell office:value-type="string" calcext:value-type="string">
            <text:p>resources</text:p>
          </table:table-cell>
          <table:table-cell office:value-type="float" office:value="50" calcext:value-type="float">
            <text:p>50</text:p>
          </table:table-cell>
          <table:table-cell office:value-type="float" office:value="2173" calcext:value-type="float">
            <text:p>2173</text:p>
          </table:table-cell>
          <table:table-cell table:formula="of:=[.J40]*[.J$2]+[.K40]*[.K$2]+[.L40]*[.L$2]+[.M40]*[.M$2]+[.N40]*[.N$2]+[.O40]*[.O$2]+[.P40]*[.P$2]+[.Q40]*[.Q$2]+[.R40]*[.R$2]+[.S40]*[.S$2]+[.T40]*[.T$2]+[.U40]*[.U$2]+[.V40]*[.V$2]+[.W40]*[.W$2]+[.X40]*[.X$2]+[.Y40]*[.Y$2]+[.Z40]*[.Z$2]+[.AA40]*[.AA$2]+[.AB40]*[.AB$2]+[.AC40]*[.AC$2]+[.AD40]*[.AD$2]+[.AE40]*[.AE$2]" office:value-type="float" office:value="4263.19736842105" calcext:value-type="float">
            <text:p>4263.19736842105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C41]-[.E41]" office:value-type="float" office:value="43.2416666666667" calcext:value-type="float">
            <text:p>43.2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ther</text:p>
          </table:table-cell>
          <table:table-cell table:formula="of:=([.I41]+[.H41])/[.G41]" office:value-type="float" office:value="47.7583333333333" calcext:value-type="float">
            <text:p>47.76</text:p>
          </table:table-cell>
          <table:table-cell office:value-type="string" calcext:value-type="string">
            <text:p>resources</text:p>
          </table:table-cell>
          <table:table-cell office:value-type="float" office:value="40" calcext:value-type="float">
            <text:p>40</text:p>
          </table:table-cell>
          <table:table-cell office:value-type="float" office:value="496" calcext:value-type="float">
            <text:p>496</text:p>
          </table:table-cell>
          <table:table-cell table:formula="of:=[.J41]*[.J$2]+[.K41]*[.K$2]+[.L41]*[.L$2]+[.M41]*[.M$2]+[.N41]*[.N$2]+[.O41]*[.O$2]+[.P41]*[.P$2]+[.Q41]*[.Q$2]+[.R41]*[.R$2]+[.S41]*[.S$2]+[.T41]*[.T$2]+[.U41]*[.U$2]+[.V41]*[.V$2]+[.W41]*[.W$2]+[.X41]*[.X$2]+[.Y41]*[.Y$2]+[.Z41]*[.Z$2]+[.AA41]*[.AA$2]+[.AB41]*[.AB$2]+[.AC41]*[.AC$2]+[.AD41]*[.AD$2]+[.AE41]*[.AE$2]" office:value-type="float" office:value="1414.33333333333" calcext:value-type="float">
            <text:p>1414.3333333333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formula="of:=[.C42]-[.E42]" office:value-type="float" office:value="47.7417919799499" calcext:value-type="float">
            <text:p>47.7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coop</text:p>
          </table:table-cell>
          <table:table-cell table:formula="of:=([.I42]+[.H42])/[.G42]" office:value-type="float" office:value="39.2582080200501" calcext:value-type="float">
            <text:p>39.26</text:p>
          </table:table-cell>
          <table:table-cell office:value-type="string" calcext:value-type="string">
            <text:p>resources</text:p>
          </table:table-cell>
          <table:table-cell office:value-type="float" office:value="40" calcext:value-type="float">
            <text:p>40</text:p>
          </table:table-cell>
          <table:table-cell office:value-type="float" office:value="476" calcext:value-type="float">
            <text:p>476</text:p>
          </table:table-cell>
          <table:table-cell table:formula="of:=[.J42]*[.J$2]+[.K42]*[.K$2]+[.L42]*[.L$2]+[.M42]*[.M$2]+[.N42]*[.N$2]+[.O42]*[.O$2]+[.P42]*[.P$2]+[.Q42]*[.Q$2]+[.R42]*[.R$2]+[.S42]*[.S$2]+[.T42]*[.T$2]+[.U42]*[.U$2]+[.V42]*[.V$2]+[.W42]*[.W$2]+[.X42]*[.X$2]+[.Y42]*[.Y$2]+[.Z42]*[.Z$2]+[.AA42]*[.AA$2]+[.AB42]*[.AB$2]+[.AC42]*[.AC$2]+[.AD42]*[.AD$2]+[.AE42]*[.AE$2]" office:value-type="float" office:value="1094.32832080201" calcext:value-type="float">
            <text:p>1094.3283208020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calcext:conditional-formats>
          <calcext:conditional-format calcext:target-range-address="'Production costs'.E28:'Production costs'.E42">
            <calcext:condition calcext:apply-style-name="Warning" calcext:value="&gt;[.C28:.C42]" calcext:base-cell-address="'Production costs'.E28"/>
          </calcext:conditional-format>
          <calcext:conditional-format calcext:target-range-address="'Production costs'.B4:'Production costs'.B15">
            <calcext:condition calcext:apply-style-name="Warning" calcext:value="&lt;=[.E4:.E15]" calcext:base-cell-address="'Production costs'.B4"/>
          </calcext:conditional-format>
        </calcext:conditional-formats>
      </table:table>
      <table:table table:name="Resource costs" table:style-name="ta1">
        <table:table-column table:style-name="co11" table:number-columns-repeated="2" table:default-cell-style-name="Default"/>
        <table:table-column table:style-name="co11" table:default-cell-style-name="ce28"/>
        <table:table-column table:style-name="co12" table:default-cell-style-name="ce16"/>
        <table:table-column table:style-name="co11" table:number-columns-repeated="8" table:default-cell-style-name="Default"/>
        <table:table-row table:style-name="ro1">
          <table:table-cell table:style-name="ce28" office:value-type="string" calcext:value-type="string">
            <text:p>Resource</text:p>
          </table:table-cell>
          <table:table-cell table:style-name="ce28" office:value-type="string" calcext:value-type="string">
            <text:p>Amount</text:p>
          </table:table-cell>
          <table:table-cell office:value-type="string" calcext:value-type="string">
            <text:p>Cost</text:p>
          </table:table-cell>
          <table:table-cell table:style-name="ce28" office:value-type="string" calcext:value-type="string">
            <text:p>Average</text:p>
          </table:table-cell>
          <table:table-cell table:style-name="ce28" table:number-columns-repeated="7"/>
          <table:table-cell table:style-name="ce21"/>
        </table:table-row>
        <table:table-row table:style-name="ro1">
          <table:table-cell table:style-name="ce28" office:value-type="string" calcext:value-type="string">
            <text:p>astrium</text:p>
          </table:table-cell>
          <table:table-cell table:formula="of:=SUMIF([$Hauls.A$2:$Hauls.A$200];COM.MICROSOFT.CONCAT(&quot;=&quot;;[.A2]);[$Hauls.B$2:$Hauls.B$200])+SUMIF([$Bought.A$2:$Bought.A$200];COM.MICROSOFT.CONCAT(&quot;=&quot;;[.A2]);[$Bought.B$2:$Bought.B$200])" office:value-type="float" office:value="4" calcext:value-type="float">
            <text:p>4</text:p>
          </table:table-cell>
          <table:table-cell table:formula="of:=SUMIF([$Hauls.A$2:$Hauls.A$200];COM.MICROSOFT.CONCAT(&quot;=&quot;;[.A2]);[$Hauls.E$2:$Hauls.E$200])+SUMIF([$Bought.A$2:$Bought.A$200];COM.MICROSOFT.CONCAT(&quot;=&quot;;[.A2]);[$Bought.D$2:$Bought.D$200])" office:value-type="float" office:value="95" calcext:value-type="float">
            <text:p>95</text:p>
          </table:table-cell>
          <table:table-cell table:formula="of:=[.C2]/[.B2]" office:value-type="float" office:value="23.75" calcext:value-type="float">
            <text:p>23.75</text:p>
          </table:table-cell>
          <table:table-cell table:style-name="ce28" table:number-columns-repeated="7"/>
          <table:table-cell table:style-name="ce21"/>
        </table:table-row>
        <table:table-row table:style-name="ro1">
          <table:table-cell office:value-type="string" calcext:value-type="string">
            <text:p>diamene</text:p>
          </table:table-cell>
          <table:table-cell table:formula="of:=SUMIF([$Hauls.A$2:$Hauls.A$200];COM.MICROSOFT.CONCAT(&quot;=&quot;;[.A3]);[$Hauls.B$2:$Hauls.B$200])+SUMIF([$Bought.A$2:$Bought.A$200];COM.MICROSOFT.CONCAT(&quot;=&quot;;[.A3]);[$Bought.B$2:$Bought.B$200])" office:value-type="float" office:value="21" calcext:value-type="float">
            <text:p>21</text:p>
          </table:table-cell>
          <table:table-cell table:formula="of:=SUMIF([$Hauls.A$2:$Hauls.A$200];COM.MICROSOFT.CONCAT(&quot;=&quot;;[.A3]);[$Hauls.E$2:$Hauls.E$200])+SUMIF([$Bought.A$2:$Bought.A$200];COM.MICROSOFT.CONCAT(&quot;=&quot;;[.A3]);[$Bought.D$2:$Bought.D$200])" office:value-type="float" office:value="686" calcext:value-type="float">
            <text:p>686</text:p>
          </table:table-cell>
          <table:table-cell table:formula="of:=[.C3]/[.B3]" office:value-type="float" office:value="32.6666666666667" calcext:value-type="float">
            <text:p>32.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ramine</text:p>
          </table:table-cell>
          <table:table-cell table:formula="of:=SUMIF([$Hauls.A$2:$Hauls.A$200];COM.MICROSOFT.CONCAT(&quot;=&quot;;[.A4]);[$Hauls.B$2:$Hauls.B$200])+SUMIF([$Bought.A$2:$Bought.A$200];COM.MICROSOFT.CONCAT(&quot;=&quot;;[.A4]);[$Bought.B$2:$Bought.B$200])" office:value-type="float" office:value="12" calcext:value-type="float">
            <text:p>12</text:p>
          </table:table-cell>
          <table:table-cell table:formula="of:=SUMIF([$Hauls.A$2:$Hauls.A$200];COM.MICROSOFT.CONCAT(&quot;=&quot;;[.A4]);[$Hauls.E$2:$Hauls.E$200])+SUMIF([$Bought.A$2:$Bought.A$200];COM.MICROSOFT.CONCAT(&quot;=&quot;;[.A4]);[$Bought.D$2:$Bought.D$200])" office:value-type="float" office:value="732" calcext:value-type="float">
            <text:p>732</text:p>
          </table:table-cell>
          <table:table-cell table:formula="of:=[.C4]/[.B4]" office:value-type="float" office:value="61" calcext:value-type="float">
            <text:p>61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trium</text:p>
          </table:table-cell>
          <table:table-cell table:formula="of:=SUMIF([$Hauls.A$2:$Hauls.A$200];COM.MICROSOFT.CONCAT(&quot;=&quot;;[.A5]);[$Hauls.B$2:$Hauls.B$200])+SUMIF([$Bought.A$2:$Bought.A$200];COM.MICROSOFT.CONCAT(&quot;=&quot;;[.A5]);[$Bought.B$2:$Bought.B$200])" office:value-type="float" office:value="4" calcext:value-type="float">
            <text:p>4</text:p>
          </table:table-cell>
          <table:table-cell table:formula="of:=SUMIF([$Hauls.A$2:$Hauls.A$200];COM.MICROSOFT.CONCAT(&quot;=&quot;;[.A5]);[$Hauls.E$2:$Hauls.E$200])+SUMIF([$Bought.A$2:$Bought.A$200];COM.MICROSOFT.CONCAT(&quot;=&quot;;[.A5]);[$Bought.D$2:$Bought.D$200])" office:value-type="float" office:value="95" calcext:value-type="float">
            <text:p>95</text:p>
          </table:table-cell>
          <table:table-cell table:formula="of:=[.C5]/[.B5]" office:value-type="float" office:value="23.75" calcext:value-type="float">
            <text:p>23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sium</text:p>
          </table:table-cell>
          <table:table-cell table:formula="of:=SUMIF([$Hauls.A$2:$Hauls.A$200];COM.MICROSOFT.CONCAT(&quot;=&quot;;[.A6]);[$Hauls.B$2:$Hauls.B$200])+SUMIF([$Bought.A$2:$Bought.A$200];COM.MICROSOFT.CONCAT(&quot;=&quot;;[.A6]);[$Bought.B$2:$Bought.B$200])" office:value-type="float" office:value="7" calcext:value-type="float">
            <text:p>7</text:p>
          </table:table-cell>
          <table:table-cell table:formula="of:=SUMIF([$Hauls.A$2:$Hauls.A$200];COM.MICROSOFT.CONCAT(&quot;=&quot;;[.A6]);[$Hauls.E$2:$Hauls.E$200])+SUMIF([$Bought.A$2:$Bought.A$200];COM.MICROSOFT.CONCAT(&quot;=&quot;;[.A6]);[$Bought.D$2:$Bought.D$200])" office:value-type="float" office:value="363" calcext:value-type="float">
            <text:p>363</text:p>
          </table:table-cell>
          <table:table-cell table:formula="of:=[.C6]/[.B6]" office:value-type="float" office:value="51.8571428571429" calcext:value-type="float">
            <text:p>51.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tanium</text:p>
          </table:table-cell>
          <table:table-cell table:formula="of:=SUMIF([$Hauls.A$2:$Hauls.A$200];COM.MICROSOFT.CONCAT(&quot;=&quot;;[.A7]);[$Hauls.B$2:$Hauls.B$200])+SUMIF([$Bought.A$2:$Bought.A$200];COM.MICROSOFT.CONCAT(&quot;=&quot;;[.A7]);[$Bought.B$2:$Bought.B$200])" office:value-type="float" office:value="6" calcext:value-type="float">
            <text:p>6</text:p>
          </table:table-cell>
          <table:table-cell table:formula="of:=SUMIF([$Hauls.A$2:$Hauls.A$200];COM.MICROSOFT.CONCAT(&quot;=&quot;;[.A7]);[$Hauls.E$2:$Hauls.E$200])+SUMIF([$Bought.A$2:$Bought.A$200];COM.MICROSOFT.CONCAT(&quot;=&quot;;[.A7]);[$Bought.D$2:$Bought.D$200])" office:value-type="float" office:value="248" calcext:value-type="float">
            <text:p>248</text:p>
          </table:table-cell>
          <table:table-cell table:formula="of:=[.C7]/[.B7]" office:value-type="float" office:value="41.3333333333333" calcext:value-type="float">
            <text:p>41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ndium</text:p>
          </table:table-cell>
          <table:table-cell table:formula="of:=SUMIF([$Hauls.A$2:$Hauls.A$200];COM.MICROSOFT.CONCAT(&quot;=&quot;;[.A8]);[$Hauls.B$2:$Hauls.B$200])+SUMIF([$Bought.A$2:$Bought.A$200];COM.MICROSOFT.CONCAT(&quot;=&quot;;[.A8]);[$Bought.B$2:$Bought.B$200])" office:value-type="float" office:value="45" calcext:value-type="float">
            <text:p>45</text:p>
          </table:table-cell>
          <table:table-cell table:formula="of:=SUMIF([$Hauls.A$2:$Hauls.A$200];COM.MICROSOFT.CONCAT(&quot;=&quot;;[.A8]);[$Hauls.E$2:$Hauls.E$200])+SUMIF([$Bought.A$2:$Bought.A$200];COM.MICROSOFT.CONCAT(&quot;=&quot;;[.A8]);[$Bought.D$2:$Bought.D$200])" office:value-type="float" office:value="2223" calcext:value-type="float">
            <text:p>2223</text:p>
          </table:table-cell>
          <table:table-cell table:formula="of:=[.C8]/[.B8]" office:value-type="float" office:value="49.4" calcext:value-type="float">
            <text:p>49.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naril</text:p>
          </table:table-cell>
          <table:table-cell table:formula="of:=SUMIF([$Hauls.A$2:$Hauls.A$200];COM.MICROSOFT.CONCAT(&quot;=&quot;;[.A9]);[$Hauls.B$2:$Hauls.B$200])+SUMIF([$Bought.A$2:$Bought.A$200];COM.MICROSOFT.CONCAT(&quot;=&quot;;[.A9]);[$Bought.B$2:$Bought.B$200])" office:value-type="float" office:value="6" calcext:value-type="float">
            <text:p>6</text:p>
          </table:table-cell>
          <table:table-cell table:formula="of:=SUMIF([$Hauls.A$2:$Hauls.A$200];COM.MICROSOFT.CONCAT(&quot;=&quot;;[.A9]);[$Hauls.E$2:$Hauls.E$200])+SUMIF([$Bought.A$2:$Bought.A$200];COM.MICROSOFT.CONCAT(&quot;=&quot;;[.A9]);[$Bought.D$2:$Bought.D$200])" office:value-type="float" office:value="176" calcext:value-type="float">
            <text:p>176</text:p>
          </table:table-cell>
          <table:table-cell table:formula="of:=[.C9]/[.B9]" office:value-type="float" office:value="29.3333333333333" calcext:value-type="float">
            <text:p>29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lium11</text:p>
          </table:table-cell>
          <table:table-cell table:formula="of:=SUMIF([$Hauls.A$2:$Hauls.A$200];COM.MICROSOFT.CONCAT(&quot;=&quot;;[.A10]);[$Hauls.B$2:$Hauls.B$200])+SUMIF([$Bought.A$2:$Bought.A$200];COM.MICROSOFT.CONCAT(&quot;=&quot;;[.A10]);[$Bought.B$2:$Bought.B$200])" office:value-type="float" office:value="133" calcext:value-type="float">
            <text:p>133</text:p>
          </table:table-cell>
          <table:table-cell table:formula="of:=SUMIF([$Hauls.A$2:$Hauls.A$200];COM.MICROSOFT.CONCAT(&quot;=&quot;;[.A10]);[$Hauls.E$2:$Hauls.E$200])+SUMIF([$Bought.A$2:$Bought.A$200];COM.MICROSOFT.CONCAT(&quot;=&quot;;[.A10]);[$Bought.D$2:$Bought.D$200])" office:value-type="float" office:value="2091" calcext:value-type="float">
            <text:p>2091</text:p>
          </table:table-cell>
          <table:table-cell table:formula="of:=[.C10]/[.B10]" office:value-type="float" office:value="15.7218045112782" calcext:value-type="float">
            <text:p>15.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essium</text:p>
          </table:table-cell>
          <table:table-cell table:formula="of:=SUMIF([$Hauls.A$2:$Hauls.A$200];COM.MICROSOFT.CONCAT(&quot;=&quot;;[.A11]);[$Hauls.B$2:$Hauls.B$200])+SUMIF([$Bought.A$2:$Bought.A$200];COM.MICROSOFT.CONCAT(&quot;=&quot;;[.A11]);[$Bought.B$2:$Bought.B$200])" office:value-type="float" office:value="9" calcext:value-type="float">
            <text:p>9</text:p>
          </table:table-cell>
          <table:table-cell table:formula="of:=SUMIF([$Hauls.A$2:$Hauls.A$200];COM.MICROSOFT.CONCAT(&quot;=&quot;;[.A11]);[$Hauls.E$2:$Hauls.E$200])+SUMIF([$Bought.A$2:$Bought.A$200];COM.MICROSOFT.CONCAT(&quot;=&quot;;[.A11]);[$Bought.D$2:$Bought.D$200])" office:value-type="float" office:value="161" calcext:value-type="float">
            <text:p>161</text:p>
          </table:table-cell>
          <table:table-cell table:formula="of:=[.C11]/[.B11]" office:value-type="float" office:value="17.8888888888889" calcext:value-type="float">
            <text:p>17.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tium</text:p>
          </table:table-cell>
          <table:table-cell table:formula="of:=SUMIF([$Hauls.A$2:$Hauls.A$200];COM.MICROSOFT.CONCAT(&quot;=&quot;;[.A12]);[$Hauls.B$2:$Hauls.B$200])+SUMIF([$Bought.A$2:$Bought.A$200];COM.MICROSOFT.CONCAT(&quot;=&quot;;[.A12]);[$Bought.B$2:$Bought.B$200])" office:value-type="float" office:value="19" calcext:value-type="float">
            <text:p>19</text:p>
          </table:table-cell>
          <table:table-cell table:formula="of:=SUMIF([$Hauls.A$2:$Hauls.A$200];COM.MICROSOFT.CONCAT(&quot;=&quot;;[.A12]);[$Hauls.E$2:$Hauls.E$200])+SUMIF([$Bought.A$2:$Bought.A$200];COM.MICROSOFT.CONCAT(&quot;=&quot;;[.A12]);[$Bought.D$2:$Bought.D$200])" office:value-type="float" office:value="331" calcext:value-type="float">
            <text:p>331</text:p>
          </table:table-cell>
          <table:table-cell table:formula="of:=[.C12]/[.B12]" office:value-type="float" office:value="17.4210526315789" calcext:value-type="float">
            <text:p>17.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tarine</text:p>
          </table:table-cell>
          <table:table-cell table:formula="of:=SUMIF([$Hauls.A$2:$Hauls.A$200];COM.MICROSOFT.CONCAT(&quot;=&quot;;[.A13]);[$Hauls.B$2:$Hauls.B$200])+SUMIF([$Bought.A$2:$Bought.A$200];COM.MICROSOFT.CONCAT(&quot;=&quot;;[.A13]);[$Bought.B$2:$Bought.B$200])" office:value-type="float" office:value="3" calcext:value-type="float">
            <text:p>3</text:p>
          </table:table-cell>
          <table:table-cell table:formula="of:=SUMIF([$Hauls.A$2:$Hauls.A$200];COM.MICROSOFT.CONCAT(&quot;=&quot;;[.A13]);[$Hauls.E$2:$Hauls.E$200])+SUMIF([$Bought.A$2:$Bought.A$200];COM.MICROSOFT.CONCAT(&quot;=&quot;;[.A13]);[$Bought.D$2:$Bought.D$200])" office:value-type="float" office:value="107" calcext:value-type="float">
            <text:p>107</text:p>
          </table:table-cell>
          <table:table-cell table:formula="of:=[.C13]/[.B13]" office:value-type="float" office:value="35.6666666666667" calcext:value-type="float">
            <text:p>35.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riil</text:p>
          </table:table-cell>
          <table:table-cell table:formula="of:=SUMIF([$Hauls.A$2:$Hauls.A$200];COM.MICROSOFT.CONCAT(&quot;=&quot;;[.A14]);[$Hauls.B$2:$Hauls.B$200])+SUMIF([$Bought.A$2:$Bought.A$200];COM.MICROSOFT.CONCAT(&quot;=&quot;;[.A14]);[$Bought.B$2:$Bought.B$200])" office:value-type="float" office:value="28" calcext:value-type="float">
            <text:p>28</text:p>
          </table:table-cell>
          <table:table-cell table:formula="of:=SUMIF([$Hauls.A$2:$Hauls.A$200];COM.MICROSOFT.CONCAT(&quot;=&quot;;[.A14]);[$Hauls.E$2:$Hauls.E$200])+SUMIF([$Bought.A$2:$Bought.A$200];COM.MICROSOFT.CONCAT(&quot;=&quot;;[.A14]);[$Bought.D$2:$Bought.D$200])" office:value-type="float" office:value="555" calcext:value-type="float">
            <text:p>555</text:p>
          </table:table-cell>
          <table:table-cell table:formula="of:=[.C14]/[.B14]" office:value-type="float" office:value="19.8214285714286" calcext:value-type="float">
            <text:p>19.82</text:p>
          </table:table-cell>
          <table:table-cell table:number-columns-repeated="8"/>
        </table:table-row>
      </table:table>
      <table:table table:name="Hauls" table:style-name="ta1">
        <table:table-column table:style-name="co11" table:number-columns-repeated="6" table:default-cell-style-name="Default"/>
        <table:table-column table:style-name="co13" table:default-cell-style-name="ce23"/>
        <table:table-column table:style-name="co11" table:number-columns-repeated="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Refine cost</text:p>
          </table:table-cell>
          <table:table-cell office:value-type="string" calcext:value-type="string">
            <text:p>Gather cost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Total per</text:p>
          </table:table-cell>
          <table:table-cell office:value-type="string" calcext:value-type="string">
            <text:p>Timestamp</text:p>
          </table:table-cell>
          <table:table-cell table:number-columns-repeated="3"/>
          <table:table-cell office:value-type="string" calcext:value-type="string">
            <text:p>Scoop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ether 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astriu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formula="of:=[.D2]+[.C2]*[.B2]" office:value-type="float" office:value="95" calcext:value-type="float">
            <text:p>95</text:p>
          </table:table-cell>
          <table:table-cell table:style-name="ce22" table:formula="of:=[.E2]/[.B2]" office:value-type="float" office:value="23.75" calcext:value-type="float">
            <text:p>23.75</text:p>
          </table:table-cell>
          <table:table-cell office:value-type="date" office:date-value="2019-01-22T14:10:38" calcext:value-type="date">
            <text:p>14:10 22 Jan 201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duram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formula="of:=[.D3]+[.C3]*[.B3]" office:value-type="float" office:value="94" calcext:value-type="float">
            <text:p>94</text:p>
          </table:table-cell>
          <table:table-cell table:style-name="ce22" table:formula="of:=[.E3]/[.B3]" office:value-type="float" office:value="31.3333333333333" calcext:value-type="float">
            <text:p>31.33</text:p>
          </table:table-cell>
          <table:table-cell office:value-type="date" office:date-value="2019-01-22T14:20:38" calcext:value-type="date">
            <text:p>14:20 22 Jan 201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itaniu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formula="of:=[.D4]+[.C4]*[.B4]" office:value-type="float" office:value="248" calcext:value-type="float">
            <text:p>248</text:p>
          </table:table-cell>
          <table:table-cell table:style-name="ce22" table:formula="of:=[.E4]/[.B4]" office:value-type="float" office:value="41.3333333333333" calcext:value-type="float">
            <text:p>41.33</text:p>
          </table:table-cell>
          <table:table-cell office:value-type="date" office:date-value="2019-01-22T14:36:38" calcext:value-type="date">
            <text:p>14:36 22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gnari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formula="of:=[.D5]+[.C5]*[.B5]" office:value-type="float" office:value="90" calcext:value-type="float">
            <text:p>90</text:p>
          </table:table-cell>
          <table:table-cell table:style-name="ce22" table:formula="of:=[.E5]/[.B5]" office:value-type="float" office:value="18" calcext:value-type="float">
            <text:p>18.00</text:p>
          </table:table-cell>
          <table:table-cell office:value-type="date" office:date-value="2019-01-22T16:49:14.992062" calcext:value-type="date">
            <text:p>16:49 22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gnar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formula="of:=[.D6]+[.C6]*[.B6]" office:value-type="float" office:value="86" calcext:value-type="float">
            <text:p>86</text:p>
          </table:table-cell>
          <table:table-cell table:style-name="ce22" table:formula="of:=[.E6]/[.B6]" office:value-type="float" office:value="86" calcext:value-type="float">
            <text:p>86.00</text:p>
          </table:table-cell>
          <table:table-cell office:value-type="date" office:date-value="2019-01-23T14:28:32.227476" calcext:value-type="date">
            <text:p>14:28 23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siu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formula="of:=[.D7]+[.C7]*[.B7]" office:value-type="float" office:value="89" calcext:value-type="float">
            <text:p>89</text:p>
          </table:table-cell>
          <table:table-cell table:style-name="ce22" table:formula="of:=[.E7]/[.B7]" office:value-type="float" office:value="22.25" calcext:value-type="float">
            <text:p>22.25</text:p>
          </table:table-cell>
          <table:table-cell office:value-type="date" office:date-value="2019-01-24T01:29:53.14606" calcext:value-type="date">
            <text:p>01:29 24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ndium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table:formula="of:=[.D8]+[.C8]*[.B8]" office:value-type="float" office:value="172" calcext:value-type="float">
            <text:p>172</text:p>
          </table:table-cell>
          <table:table-cell table:style-name="ce22" table:formula="of:=[.E8]/[.B8]" office:value-type="float" office:value="57.3333333333333" calcext:value-type="float">
            <text:p>57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ndium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table:formula="of:=[.D9]+[.C9]*[.B9]" office:value-type="float" office:value="172" calcext:value-type="float">
            <text:p>172</text:p>
          </table:table-cell>
          <table:table-cell table:style-name="ce22" table:formula="of:=[.E9]/[.B9]" office:value-type="float" office:value="57.3333333333333" calcext:value-type="float">
            <text:p>57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sium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table:formula="of:=[.D10]+[.C10]*[.B10]" office:value-type="float" office:value="274" calcext:value-type="float">
            <text:p>274</text:p>
          </table:table-cell>
          <table:table-cell table:style-name="ce22" table:formula="of:=[.E10]/[.B10]" office:value-type="float" office:value="91.3333333333333" calcext:value-type="float">
            <text:p>91.33</text:p>
          </table:table-cell>
          <table:table-cell office:value-type="date" office:date-value="2019-01-27T12:02:41.490551" calcext:value-type="date">
            <text:p>12:02 27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lium1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formula="of:=[.D11]+[.C11]*[.B11]" office:value-type="float" office:value="179" calcext:value-type="float">
            <text:p>179</text:p>
          </table:table-cell>
          <table:table-cell table:style-name="ce22" table:formula="of:=[.E11]/[.B11]" office:value-type="float" office:value="16.2727272727273" calcext:value-type="float">
            <text:p>16.27</text:p>
          </table:table-cell>
          <table:table-cell office:value-type="date" office:date-value="2019-01-27T12:03:42.787333" calcext:value-type="date">
            <text:p>12:03 27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ltarin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formula="of:=[.D12]+[.C12]*[.B12]" office:value-type="float" office:value="107" calcext:value-type="float">
            <text:p>107</text:p>
          </table:table-cell>
          <table:table-cell table:style-name="ce22" table:formula="of:=[.E12]/[.B12]" office:value-type="float" office:value="35.6666666666667" calcext:value-type="float">
            <text:p>35.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tium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formula="of:=[.D13]+[.C13]*[.B13]" office:value-type="float" office:value="179" calcext:value-type="float">
            <text:p>179</text:p>
          </table:table-cell>
          <table:table-cell table:style-name="ce22" table:formula="of:=[.E13]/[.B13]" office:value-type="float" office:value="16.2727272727273" calcext:value-type="float">
            <text:p>16.27</text:p>
          </table:table-cell>
          <table:table-cell office:value-type="date" office:date-value="2019-01-27T12:40:15.121576" calcext:value-type="date">
            <text:p>12:40 27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ndium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table:formula="of:=[.D14]+[.C14]*[.B14]" office:value-type="float" office:value="143" calcext:value-type="float">
            <text:p>143</text:p>
          </table:table-cell>
          <table:table-cell table:style-name="ce22" table:formula="of:=[.E14]/[.B14]" office:value-type="float" office:value="71.5" calcext:value-type="float">
            <text:p>71.50</text:p>
          </table:table-cell>
          <table:table-cell office:value-type="date" office:date-value="2019-01-27T13:40:18.088907" calcext:value-type="date">
            <text:p>13:40 27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lium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formula="of:=[.D15]+[.C15]*[.B15]" office:value-type="float" office:value="116" calcext:value-type="float">
            <text:p>116</text:p>
          </table:table-cell>
          <table:table-cell table:style-name="ce22" table:formula="of:=[.E15]/[.B15]" office:value-type="float" office:value="29" calcext:value-type="float">
            <text:p>29.00</text:p>
          </table:table-cell>
          <table:table-cell office:value-type="date" office:date-value="2019-01-27T13:40:16.59292" calcext:value-type="date">
            <text:p>13:40 27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lium1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formula="of:=[.D16]+[.C16]*[.B16]" office:value-type="float" office:value="179" calcext:value-type="float">
            <text:p>179</text:p>
          </table:table-cell>
          <table:table-cell table:style-name="ce22" table:formula="of:=[.E16]/[.B16]" office:value-type="float" office:value="16.2727272727273" calcext:value-type="float">
            <text:p>16.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ramine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table:formula="of:=[.D17]+[.C17]*[.B17]" office:value-type="float" office:value="345" calcext:value-type="float">
            <text:p>345</text:p>
          </table:table-cell>
          <table:table-cell table:style-name="ce22" table:formula="of:=[.E17]/[.B17]" office:value-type="float" office:value="69" calcext:value-type="float">
            <text:p>69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essium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formula="of:=[.D18]+[.C18]*[.B18]" office:value-type="float" office:value="161" calcext:value-type="float">
            <text:p>161</text:p>
          </table:table-cell>
          <table:table-cell table:style-name="ce22" table:formula="of:=[.E18]/[.B18]" office:value-type="float" office:value="17.8888888888889" calcext:value-type="float">
            <text:p>17.89</text:p>
          </table:table-cell>
          <table:table-cell office:value-type="date" office:date-value="2019-01-27T16:02:36.546119" calcext:value-type="date">
            <text:p>16:02 27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ndium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table:formula="of:=[.D19]+[.C19]*[.B19]" office:value-type="float" office:value="172" calcext:value-type="float">
            <text:p>172</text:p>
          </table:table-cell>
          <table:table-cell table:style-name="ce22" table:formula="of:=[.E19]/[.B19]" office:value-type="float" office:value="57.3333333333333" calcext:value-type="float">
            <text:p>57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tium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formula="of:=[.D20]+[.C20]*[.B20]" office:value-type="float" office:value="152" calcext:value-type="float">
            <text:p>152</text:p>
          </table:table-cell>
          <table:table-cell table:style-name="ce22" table:formula="of:=[.E20]/[.B20]" office:value-type="float" office:value="19" calcext:value-type="float">
            <text:p>19.00</text:p>
          </table:table-cell>
          <table:table-cell office:value-type="date" office:date-value="2019-01-27T20:51:31.427395" calcext:value-type="date">
            <text:p>20:51 27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iil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formula="of:=[.D21]+[.C21]*[.B21]" office:value-type="float" office:value="245" calcext:value-type="float">
            <text:p>245</text:p>
          </table:table-cell>
          <table:table-cell table:style-name="ce22" table:formula="of:=[.E21]/[.B21]" office:value-type="float" office:value="22.2727272727273" calcext:value-type="float">
            <text:p>22.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lium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D22]+[.C22]*[.B22]" office:value-type="float" office:value="61" calcext:value-type="float">
            <text:p>61</text:p>
          </table:table-cell>
          <table:table-cell table:style-name="ce22" table:formula="of:=[.E22]/[.B22]" office:value-type="float" office:value="5.54545454545455" calcext:value-type="float">
            <text:p>5.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lium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D23]+[.C23]*[.B23]" office:value-type="float" office:value="56" calcext:value-type="float">
            <text:p>56</text:p>
          </table:table-cell>
          <table:table-cell table:style-name="ce22" table:formula="of:=[.E23]/[.B23]" office:value-type="float" office:value="9.33333333333333" calcext:value-type="float">
            <text:p>9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riil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D24]+[.C24]*[.B24]" office:value-type="float" office:value="290" calcext:value-type="float">
            <text:p>290</text:p>
          </table:table-cell>
          <table:table-cell table:style-name="ce22" table:formula="of:=[.E24]/[.B24]" office:value-type="float" office:value="18.125" calcext:value-type="float">
            <text:p>18.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lium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D25]+[.C25]*[.B25]" office:value-type="float" office:value="66" calcext:value-type="float">
            <text:p>66</text:p>
          </table:table-cell>
          <table:table-cell table:style-name="ce22" table:formula="of:=[.E25]/[.B25]" office:value-type="float" office:value="4.125" calcext:value-type="float">
            <text:p>4.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ramine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table:formula="of:=[.D26]+[.C26]*[.B26]" office:value-type="float" office:value="293" calcext:value-type="float">
            <text:p>293</text:p>
          </table:table-cell>
          <table:table-cell table:style-name="ce22" table:formula="of:=[.E26]/[.B26]" office:value-type="float" office:value="73.25" calcext:value-type="float">
            <text:p>73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ame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formula="of:=[.D27]+[.C27]*[.B27]" office:value-type="float" office:value="285" calcext:value-type="float">
            <text:p>285</text:p>
          </table:table-cell>
          <table:table-cell table:style-name="ce22" table:formula="of:=[.E27]/[.B27]" office:value-type="float" office:value="28.5" calcext:value-type="float">
            <text:p>28.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lium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D28]+[.C28]*[.B28]" office:value-type="float" office:value="56" calcext:value-type="float">
            <text:p>56</text:p>
          </table:table-cell>
          <table:table-cell table:style-name="ce22" table:formula="of:=[.E28]/[.B28]" office:value-type="float" office:value="3.5" calcext:value-type="float">
            <text:p>3.50</text:p>
          </table:table-cell>
          <table:table-cell office:value-type="date" office:date-value="2019-01-29T12:00:51" calcext:value-type="date">
            <text:p>12:00 29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amen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formula="of:=[.D29]+[.C29]*[.B29]" office:value-type="float" office:value="185" calcext:value-type="float">
            <text:p>185</text:p>
          </table:table-cell>
          <table:table-cell table:style-name="ce22" table:formula="of:=[.E29]/[.B29]" office:value-type="float" office:value="37" calcext:value-type="float">
            <text:p>37.00</text:p>
          </table:table-cell>
          <table:table-cell office:value-type="date" office:date-value="2019-01-29T12:00:51" calcext:value-type="date">
            <text:p>12:00 29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lium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D30]+[.C30]*[.B30]" office:value-type="float" office:value="56" calcext:value-type="float">
            <text:p>56</text:p>
          </table:table-cell>
          <table:table-cell table:style-name="ce22" table:formula="of:=[.E30]/[.B30]" office:value-type="float" office:value="9.33333333333333" calcext:value-type="float">
            <text:p>9.33</text:p>
          </table:table-cell>
          <table:table-cell office:value-type="date" office:date-value="2019-01-29T14:00:24" calcext:value-type="date">
            <text:p>14:00 29 Jan 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amen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table:formula="of:=[.D31]+[.C31]*[.B31]" office:value-type="float" office:value="186" calcext:value-type="float">
            <text:p>186</text:p>
          </table:table-cell>
          <table:table-cell table:style-name="ce22" table:formula="of:=[.E31]/[.B31]" office:value-type="float" office:value="37.2" calcext:value-type="float">
            <text:p>37.20</text:p>
          </table:table-cell>
          <table:table-cell office:value-type="date" office:date-value="2019-01-29T14:00:24" calcext:value-type="date">
            <text:p>14:00 29 Jan 2019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D32]+[.C32]*[.B32]" office:value-type="float" office:value="0" calcext:value-type="float">
            <text:p>0</text:p>
          </table:table-cell>
          <table:table-cell table:style-name="ce22" table:formula="of:=[.E32]/[.B3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33]+[.C33]*[.B33]" office:value-type="float" office:value="0" calcext:value-type="float">
            <text:p>0</text:p>
          </table:table-cell>
          <table:table-cell table:style-name="ce22" table:formula="of:=[.E33]/[.B33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34]+[.C34]*[.B34]" office:value-type="float" office:value="0" calcext:value-type="float">
            <text:p>0</text:p>
          </table:table-cell>
          <table:table-cell table:style-name="ce22" table:formula="of:=[.E34]/[.B34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35]+[.C35]*[.B35]" office:value-type="float" office:value="0" calcext:value-type="float">
            <text:p>0</text:p>
          </table:table-cell>
          <table:table-cell table:style-name="ce22" table:formula="of:=[.E35]/[.B35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36]+[.C36]*[.B36]" office:value-type="float" office:value="0" calcext:value-type="float">
            <text:p>0</text:p>
          </table:table-cell>
          <table:table-cell table:style-name="ce22" table:formula="of:=[.E36]/[.B3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37]+[.C37]*[.B37]" office:value-type="float" office:value="0" calcext:value-type="float">
            <text:p>0</text:p>
          </table:table-cell>
          <table:table-cell table:style-name="ce22" table:formula="of:=[.E37]/[.B37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38]+[.C38]*[.B38]" office:value-type="float" office:value="0" calcext:value-type="float">
            <text:p>0</text:p>
          </table:table-cell>
          <table:table-cell table:style-name="ce22" table:formula="of:=[.E38]/[.B38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39]+[.C39]*[.B39]" office:value-type="float" office:value="0" calcext:value-type="float">
            <text:p>0</text:p>
          </table:table-cell>
          <table:table-cell table:style-name="ce22" table:formula="of:=[.E39]/[.B39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40]+[.C40]*[.B40]" office:value-type="float" office:value="0" calcext:value-type="float">
            <text:p>0</text:p>
          </table:table-cell>
          <table:table-cell table:style-name="ce22" table:formula="of:=[.E40]/[.B40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41]+[.C41]*[.B41]" office:value-type="float" office:value="0" calcext:value-type="float">
            <text:p>0</text:p>
          </table:table-cell>
          <table:table-cell table:style-name="ce22" table:formula="of:=[.E41]/[.B41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42]+[.C42]*[.B42]" office:value-type="float" office:value="0" calcext:value-type="float">
            <text:p>0</text:p>
          </table:table-cell>
          <table:table-cell table:style-name="ce22" table:formula="of:=[.E42]/[.B4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D43]+[.C43]*[.B43]" office:value-type="float" office:value="0" calcext:value-type="float">
            <text:p>0</text:p>
          </table:table-cell>
          <table:table-cell table:style-name="ce22" table:formula="of:=[.E43]/[.B43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 table:number-rows-repeated="104853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Bought" table:style-name="ta1">
        <table:table-column table:style-name="co11" table:number-columns-repeated="5" table:default-cell-style-name="Default"/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helium11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formula="of:=[.C2]*[.B2]" office:value-type="float" office:value="1092" calcext:value-type="float">
            <text:p>1092</text:p>
          </table:table-cell>
          <table:table-cell/>
        </table:table-row>
        <table:table-row table:style-name="ro1">
          <table:table-cell office:value-type="string" calcext:value-type="string">
            <text:p>helium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[.C3]*[.B3]"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diamen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C4]*[.B4]" office:value-type="float" office:value="30" calcext:value-type="float">
            <text:p>30</text:p>
          </table:table-cell>
          <table:table-cell office:value-type="string" calcext:value-type="string">
            <text:p>temp</text:p>
          </table:table-cell>
        </table:table-row>
        <table:table-row table:style-name="ro1">
          <table:table-cell office:value-type="string" calcext:value-type="string">
            <text:p>irii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C5]*[.B5]" office:value-type="float" office:value="20" calcext:value-type="float">
            <text:p>20</text:p>
          </table:table-cell>
          <table:table-cell office:value-type="string" calcext:value-type="string">
            <text:p>temp</text:p>
          </table:table-cell>
        </table:table-row>
        <table:table-row table:style-name="ro1">
          <table:table-cell office:value-type="string" calcext:value-type="string">
            <text:p>vandium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formula="of:=[.C6]*[.B6]" office:value-type="float" office:value="1564" calcext:value-type="float">
            <text:p>1564</text:p>
          </table:table-cell>
          <table:table-cell/>
        </table:table-row>
        <table:table-row table:style-name="ro1">
          <table:table-cell table:number-columns-repeated="3"/>
          <table:table-cell table:formula="of:=[.C7]*[.B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]*[.B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]*[.B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]*[.B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]*[.B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]*[.B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]*[.B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]*[.B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]*[.B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]*[.B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]*[.B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]*[.B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]*[.B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0]*[.B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1]*[.B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2]*[.B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3]*[.B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4]*[.B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5]*[.B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6]*[.B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7]*[.B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8]*[.B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9]*[.B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30]*[.B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31]*[.B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32]*[.B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33]*[.B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34]*[.B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35]*[.B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36]*[.B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37]*[.B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38]*[.B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39]*[.B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40]*[.B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41]*[.B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42]*[.B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43]*[.B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44]*[.B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45]*[.B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46]*[.B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47]*[.B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48]*[.B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49]*[.B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50]*[.B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51]*[.B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52]*[.B5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53]*[.B5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54]*[.B5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55]*[.B5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56]*[.B5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57]*[.B5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58]*[.B5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59]*[.B5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60]*[.B6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61]*[.B6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62]*[.B6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63]*[.B6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64]*[.B6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65]*[.B6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66]*[.B6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67]*[.B6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68]*[.B6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69]*[.B6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70]*[.B7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71]*[.B7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72]*[.B7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73]*[.B7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74]*[.B7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75]*[.B7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76]*[.B7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77]*[.B7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78]*[.B7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79]*[.B7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0]*[.B8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1]*[.B8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2]*[.B8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3]*[.B8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4]*[.B8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5]*[.B8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6]*[.B8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7]*[.B8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8]*[.B8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89]*[.B8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0]*[.B9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1]*[.B9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2]*[.B9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3]*[.B9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4]*[.B9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5]*[.B9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6]*[.B9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7]*[.B9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8]*[.B9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99]*[.B9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0]*[.B10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1]*[.B10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2]*[.B10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3]*[.B10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4]*[.B10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5]*[.B10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6]*[.B10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7]*[.B10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8]*[.B10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09]*[.B10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0]*[.B1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1]*[.B1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2]*[.B1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3]*[.B1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4]*[.B1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5]*[.B1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6]*[.B1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7]*[.B1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8]*[.B1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19]*[.B1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0]*[.B1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1]*[.B1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2]*[.B1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3]*[.B1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4]*[.B1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5]*[.B1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6]*[.B1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7]*[.B1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8]*[.B1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29]*[.B1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0]*[.B1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1]*[.B1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2]*[.B1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3]*[.B1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4]*[.B1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5]*[.B1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6]*[.B1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7]*[.B1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8]*[.B1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39]*[.B1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0]*[.B1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1]*[.B1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2]*[.B1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3]*[.B1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4]*[.B1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5]*[.B1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6]*[.B1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7]*[.B1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8]*[.B1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49]*[.B1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0]*[.B1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1]*[.B15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2]*[.B15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3]*[.B15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4]*[.B15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5]*[.B15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6]*[.B15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7]*[.B15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8]*[.B15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59]*[.B15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0]*[.B16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1]*[.B16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2]*[.B16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3]*[.B16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4]*[.B16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5]*[.B16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6]*[.B16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7]*[.B16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8]*[.B16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69]*[.B16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0]*[.B17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1]*[.B17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2]*[.B17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3]*[.B17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4]*[.B17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5]*[.B17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6]*[.B17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7]*[.B17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8]*[.B17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79]*[.B17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0]*[.B18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1]*[.B18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2]*[.B18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3]*[.B18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4]*[.B18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5]*[.B18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6]*[.B18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7]*[.B18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8]*[.B18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89]*[.B18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0]*[.B19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1]*[.B19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2]*[.B19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3]*[.B19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4]*[.B19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5]*[.B19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6]*[.B19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7]*[.B19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8]*[.B19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199]*[.B19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C200]*[.B200]" office:value-type="float" office:value="0" calcext:value-type="float">
            <text:p>0</text:p>
          </table:table-cell>
          <table:table-cell/>
        </table:table-row>
      </table:table>
      <table:table table:name="Sold" table:style-name="ta1">
        <table:table-column table:style-name="co11" table:number-columns-repeated="5" table:default-cell-style-name="Default"/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office:value-type="string" calcext:value-type="string">
            <text:p>nanoplastic</text:p>
          </table:table-cell>
          <table:table-cell office:value-type="float" office:value="5" calcext:value-type="float">
            <text:p>5</text:p>
          </table:table-cell>
          <table:table-cell office:value-type="float" office:value="847" calcext:value-type="float">
            <text:p>847</text:p>
          </table:table-cell>
          <table:table-cell office:value-type="float" office:value="990" calcext:value-type="float">
            <text:p>990</text:p>
          </table:table-cell>
          <table:table-cell table:formula="of:=([.D2]-[.C2])*[.B2]" office:value-type="float" office:value="715" calcext:value-type="float">
            <text:p>715</text:p>
          </table:table-cell>
        </table:table-row>
      </table:table>
      <table:table table:name="Good Fury Gear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number-columns-repeated="2" table:default-cell-style-name="Default"/>
        <table:table-column table:style-name="co11" table:default-cell-style-name="ce21"/>
        <table:table-column table:style-name="co11" table:default-cell-style-name="Default"/>
        <table:table-column table:style-name="co11" table:number-columns-repeated="2" table:default-cell-style-name="ce21"/>
        <table:table-column table:style-name="co11" table:number-columns-repeated="6" table:default-cell-style-name="Default"/>
        <table:table-column table:style-name="co19" table:default-cell-style-name="Default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urability</text:p>
          </table:table-cell>
          <table:table-cell office:value-type="string" calcext:value-type="string">
            <text:p>Power</text:p>
          </table:table-cell>
          <table:table-cell table:style-name="ce28" office:value-type="string" calcext:value-type="string">
            <text:p>Junk</text:p>
          </table:table-cell>
          <table:table-cell table:style-name="ce29" office:value-type="string" calcext:value-type="string">
            <text:p>Dur. Bonus</text:p>
          </table:table-cell>
          <table:table-cell office:value-type="string" calcext:value-type="string">
            <text:p>Price</text:p>
          </table:table-cell>
          <table:table-cell table:style-name="ce28" office:value-type="string" calcext:value-type="string">
            <text:p>Pay</text:p>
          </table:table-cell>
          <table:table-cell office:value-type="string" calcext:value-type="string">
            <text:p>Profit</text:p>
          </table:table-cell>
          <table:table-cell/>
          <table:table-cell office:value-type="string" calcext:value-type="string">
            <text:p>Durability</text:p>
          </table:table-cell>
          <table:table-cell office:value-type="string" calcext:value-type="string">
            <text:p>Bonus</text:p>
          </table:table-cell>
          <table:table-cell table:number-columns-repeated="5"/>
          <table:table-cell table:style-name="ce29"/>
        </table:table-row>
        <table:table-row table:style-name="ro1">
          <table:table-cell office:value-type="string" calcext:value-type="string">
            <text:p>S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thblade33571</text:p>
          </table:table-cell>
          <table:table-cell office:value-type="string" calcext:value-type="string">
            <text:p>Fragile</text:p>
          </table:table-cell>
          <table:table-cell office:value-type="float" office:value="3428" calcext:value-type="float">
            <text:p>3428</text:p>
          </table:table-cell>
          <table:table-cell table:style-name="ce28" office:value-type="float" office:value="110" calcext:value-type="float">
            <text:p>110</text:p>
          </table:table-cell>
          <table:table-cell table:formula="of:=ROUND([.F2]*IF([.D2]=[.$L$2];[.$M$2]; IF([.D2]=[.$L$3];[.$M$3]; IF([.D2]=[.$L$4];[.$M$4]; 0))))" office:value-type="float" office:value="0" calcext:value-type="float">
            <text:p>0</text:p>
          </table:table-cell>
          <table:table-cell table:formula="of:=[.G2]+[.F2]*2" office:value-type="float" office:value="220" calcext:value-type="float">
            <text:p>220</text:p>
          </table:table-cell>
          <table:table-cell table:style-name="ce28" table:formula="of:=ROUND(([.H2]-[.F2])*0.1+[.F2])" office:value-type="float" office:value="121" calcext:value-type="float">
            <text:p>121</text:p>
          </table:table-cell>
          <table:table-cell table:formula="of:=[.H2]-[.I2]" office:value-type="float" office:value="99" calcext:value-type="float">
            <text:p>99</text:p>
          </table:table-cell>
          <table:table-cell/>
          <table:table-cell office:value-type="string" calcext:value-type="string">
            <text:p>Average</text:p>
          </table:table-cell>
          <table:table-cell table:style-name="ce29" office:value-type="percentage" office:value="0.1" calcext:value-type="percentage">
            <text:p>10.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D</text:p>
          </table:table-cell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kithblade67388</text:p>
          </table:table-cell>
          <table:table-cell office:value-type="string" calcext:value-type="string">
            <text:p>Fragile</text:p>
          </table:table-cell>
          <table:table-cell office:value-type="float" office:value="4319" calcext:value-type="float">
            <text:p>4319</text:p>
          </table:table-cell>
          <table:table-cell table:style-name="ce28" office:value-type="float" office:value="194" calcext:value-type="float">
            <text:p>194</text:p>
          </table:table-cell>
          <table:table-cell table:formula="of:=ROUND([.F3]*IF([.D3]=[.$L$2];[.$M$2]; IF([.D3]=[.$L$3];[.$M$3]; IF([.D3]=[.$L$4];[.$M$4]; 0))))" office:value-type="float" office:value="0" calcext:value-type="float">
            <text:p>0</text:p>
          </table:table-cell>
          <table:table-cell table:formula="of:=[.G3]+[.F3]*2" office:value-type="float" office:value="388" calcext:value-type="float">
            <text:p>388</text:p>
          </table:table-cell>
          <table:table-cell table:style-name="ce28" table:formula="of:=ROUND(([.H3]-[.F3])*0.1+[.F3])" office:value-type="float" office:value="213" calcext:value-type="float">
            <text:p>213</text:p>
          </table:table-cell>
          <table:table-cell table:formula="of:=[.H3]-[.I3]" office:value-type="float" office:value="175" calcext:value-type="float">
            <text:p>175</text:p>
          </table:table-cell>
          <table:table-cell/>
          <table:table-cell office:value-type="string" calcext:value-type="string">
            <text:p>Sturdy</text:p>
          </table:table-cell>
          <table:table-cell table:style-name="ce29" office:value-type="percentage" office:value="0.5" calcext:value-type="percentage">
            <text:p>50.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ithblade63701</text:p>
          </table:table-cell>
          <table:table-cell office:value-type="string" calcext:value-type="string">
            <text:p>Sturdy</text:p>
          </table:table-cell>
          <table:table-cell office:value-type="float" office:value="4467" calcext:value-type="float">
            <text:p>4467</text:p>
          </table:table-cell>
          <table:table-cell table:style-name="ce28" office:value-type="float" office:value="215" calcext:value-type="float">
            <text:p>215</text:p>
          </table:table-cell>
          <table:table-cell table:formula="of:=ROUND([.F4]*IF([.D4]=[.$L$2];[.$M$2]; IF([.D4]=[.$L$3];[.$M$3]; IF([.D4]=[.$L$4];[.$M$4]; 0))))" office:value-type="float" office:value="108" calcext:value-type="float">
            <text:p>108</text:p>
          </table:table-cell>
          <table:table-cell table:formula="of:=[.G4]+[.F4]*2" office:value-type="float" office:value="538" calcext:value-type="float">
            <text:p>538</text:p>
          </table:table-cell>
          <table:table-cell table:style-name="ce28" table:formula="of:=ROUND(([.H4]-[.F4])*0.1+[.F4])" office:value-type="float" office:value="247" calcext:value-type="float">
            <text:p>247</text:p>
          </table:table-cell>
          <table:table-cell table:formula="of:=[.H4]-[.I4]" office:value-type="float" office:value="291" calcext:value-type="float">
            <text:p>291</text:p>
          </table:table-cell>
          <table:table-cell/>
          <table:table-cell office:value-type="string" calcext:value-type="string">
            <text:p>Very Sturdy</text:p>
          </table:table-cell>
          <table:table-cell table:style-name="ce29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ithblade79487</text:p>
          </table:table-cell>
          <table:table-cell office:value-type="string" calcext:value-type="string">
            <text:p>Average</text:p>
          </table:table-cell>
          <table:table-cell office:value-type="float" office:value="5008" calcext:value-type="float">
            <text:p>5008</text:p>
          </table:table-cell>
          <table:table-cell table:style-name="ce28" office:value-type="float" office:value="288" calcext:value-type="float">
            <text:p>288</text:p>
          </table:table-cell>
          <table:table-cell table:formula="of:=ROUND([.F5]*IF([.D5]=[.$L$2];[.$M$2]; IF([.D5]=[.$L$3];[.$M$3]; IF([.D5]=[.$L$4];[.$M$4]; 0))))" office:value-type="float" office:value="29" calcext:value-type="float">
            <text:p>29</text:p>
          </table:table-cell>
          <table:table-cell table:formula="of:=[.G5]+[.F5]*2" office:value-type="float" office:value="605" calcext:value-type="float">
            <text:p>605</text:p>
          </table:table-cell>
          <table:table-cell table:style-name="ce28" table:formula="of:=ROUND(([.H5]-[.F5])*0.1+[.F5])" office:value-type="float" office:value="320" calcext:value-type="float">
            <text:p>320</text:p>
          </table:table-cell>
          <table:table-cell table:formula="of:=[.H5]-[.I5]" office:value-type="float" office:value="285" calcext:value-type="float">
            <text:p>285</text:p>
          </table:table-cell>
          <table:table-cell table:number-columns-repeated="2"/>
          <table:table-cell table:style-name="ce29"/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ithblade88200</text:p>
          </table:table-cell>
          <table:table-cell office:value-type="string" calcext:value-type="string">
            <text:p>Fragile</text:p>
          </table:table-cell>
          <table:table-cell office:value-type="float" office:value="5073" calcext:value-type="float">
            <text:p>5073</text:p>
          </table:table-cell>
          <table:table-cell table:style-name="ce28" office:value-type="float" office:value="307" calcext:value-type="float">
            <text:p>307</text:p>
          </table:table-cell>
          <table:table-cell table:formula="of:=ROUND([.F6]*IF([.D6]=[.$L$2];[.$M$2]; IF([.D6]=[.$L$3];[.$M$3]; IF([.D6]=[.$L$4];[.$M$4]; 0))))" office:value-type="float" office:value="0" calcext:value-type="float">
            <text:p>0</text:p>
          </table:table-cell>
          <table:table-cell table:formula="of:=[.G6]+[.F6]*2" office:value-type="float" office:value="614" calcext:value-type="float">
            <text:p>614</text:p>
          </table:table-cell>
          <table:table-cell table:style-name="ce28" table:formula="of:=ROUND(([.H6]-[.F6])*0.1+[.F6])" office:value-type="float" office:value="338" calcext:value-type="float">
            <text:p>338</text:p>
          </table:table-cell>
          <table:table-cell table:formula="of:=[.H6]-[.I6]" office:value-type="float" office:value="276" calcext:value-type="float">
            <text:p>276</text:p>
          </table:table-cell>
          <table:table-cell table:number-columns-repeated="2"/>
          <table:table-cell table:style-name="ce29"/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kithblade</text:p>
          </table:table-cell>
          <table:table-cell office:value-type="string" calcext:value-type="string">
            <text:p>Average</text:p>
          </table:table-cell>
          <table:table-cell/>
          <table:table-cell table:style-name="ce28" office:value-type="float" office:value="350" calcext:value-type="float">
            <text:p>350</text:p>
          </table:table-cell>
          <table:table-cell table:formula="of:=ROUND([.F7]*IF([.D7]=[.$L$2];[.$M$2]; IF([.D7]=[.$L$3];[.$M$3]; IF([.D7]=[.$L$4];[.$M$4]; 0))))" office:value-type="float" office:value="35" calcext:value-type="float">
            <text:p>35</text:p>
          </table:table-cell>
          <table:table-cell table:formula="of:=[.G7]+[.F7]*2" office:value-type="float" office:value="735" calcext:value-type="float">
            <text:p>735</text:p>
          </table:table-cell>
          <table:table-cell table:style-name="ce28" table:formula="of:=ROUND(([.H7]-[.F7])*0.1+[.F7])" office:value-type="float" office:value="389" calcext:value-type="float">
            <text:p>389</text:p>
          </table:table-cell>
          <table:table-cell table:formula="of:=[.H7]-[.I7]" office:value-type="float" office:value="346" calcext:value-type="float">
            <text:p>346</text:p>
          </table:table-cell>
          <table:table-cell table:number-columns-repeated="2"/>
          <table:table-cell table:style-name="ce29"/>
          <table:table-cell table:number-columns-repeated="6"/>
        </table:table-row>
        <table:table-row table:style-name="ro1">
          <table:table-cell table:number-columns-repeated="5"/>
          <table:table-cell table:style-name="ce28"/>
          <table:table-cell table:number-columns-repeated="2"/>
          <table:table-cell table:style-name="ce28"/>
          <table:table-cell table:number-columns-repeated="10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estpiece40119</text:p>
          </table:table-cell>
          <table:table-cell office:value-type="string" calcext:value-type="string">
            <text:p>Fragile</text:p>
          </table:table-cell>
          <table:table-cell/>
          <table:table-cell table:style-name="ce28" office:value-type="float" office:value="215" calcext:value-type="float">
            <text:p>215</text:p>
          </table:table-cell>
          <table:table-cell table:formula="of:=ROUND([.F9]*IF([.D9]=[.$L$2];[.$M$2]; IF([.D9]=[.$L$3];[.$M$3]; IF([.D9]=[.$L$4];[.$M$4]; 0))))" office:value-type="float" office:value="0" calcext:value-type="float">
            <text:p>0</text:p>
          </table:table-cell>
          <table:table-cell table:formula="of:=[.G9]+[.F9]*2" office:value-type="float" office:value="430" calcext:value-type="float">
            <text:p>430</text:p>
          </table:table-cell>
          <table:table-cell table:style-name="ce28" table:formula="of:=ROUND(([.H9]-[.F9])*0.1+[.F9])" office:value-type="float" office:value="237" calcext:value-type="float">
            <text:p>237</text:p>
          </table:table-cell>
          <table:table-cell table:formula="of:=[.H9]-[.I9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otsheaths44710</text:p>
          </table:table-cell>
          <table:table-cell office:value-type="string" calcext:value-type="string">
            <text:p>Sturdy</text:p>
          </table:table-cell>
          <table:table-cell/>
          <table:table-cell table:style-name="ce28" office:value-type="float" office:value="215" calcext:value-type="float">
            <text:p>215</text:p>
          </table:table-cell>
          <table:table-cell table:formula="of:=ROUND([.F10]*IF([.D10]=[.$L$2];[.$M$2]; IF([.D10]=[.$L$3];[.$M$3]; IF([.D10]=[.$L$4];[.$M$4]; 0))))" office:value-type="float" office:value="108" calcext:value-type="float">
            <text:p>108</text:p>
          </table:table-cell>
          <table:table-cell table:formula="of:=[.G10]+[.F10]*2" office:value-type="float" office:value="538" calcext:value-type="float">
            <text:p>538</text:p>
          </table:table-cell>
          <table:table-cell table:style-name="ce28" table:formula="of:=ROUND(([.H10]-[.F10])*0.1+[.F10])" office:value-type="float" office:value="247" calcext:value-type="float">
            <text:p>247</text:p>
          </table:table-cell>
          <table:table-cell table:formula="of:=[.H10]-[.I10]"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rmsheaths70238</text:p>
          </table:table-cell>
          <table:table-cell office:value-type="string" calcext:value-type="string">
            <text:p>Very Sturdy</text:p>
          </table:table-cell>
          <table:table-cell/>
          <table:table-cell table:style-name="ce28" office:value-type="float" office:value="215" calcext:value-type="float">
            <text:p>215</text:p>
          </table:table-cell>
          <table:table-cell table:formula="of:=ROUND([.F11]*IF([.D11]=[.$L$2];[.$M$2]; IF([.D11]=[.$L$3];[.$M$3]; IF([.D11]=[.$L$4];[.$M$4]; 0))))" office:value-type="float" office:value="215" calcext:value-type="float">
            <text:p>215</text:p>
          </table:table-cell>
          <table:table-cell table:formula="of:=[.G11]+[.F11]*2" office:value-type="float" office:value="645" calcext:value-type="float">
            <text:p>645</text:p>
          </table:table-cell>
          <table:table-cell table:style-name="ce28" table:formula="of:=ROUND(([.H11]-[.F11])*0.1+[.F11])" office:value-type="float" office:value="258" calcext:value-type="float">
            <text:p>258</text:p>
          </table:table-cell>
          <table:table-cell table:formula="of:=[.H11]-[.I11]" office:value-type="float" office:value="387" calcext:value-type="float">
            <text:p>3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msheaths46749</text:p>
          </table:table-cell>
          <table:table-cell office:value-type="string" calcext:value-type="string">
            <text:p>Average</text:p>
          </table:table-cell>
          <table:table-cell/>
          <table:table-cell table:style-name="ce28" office:value-type="float" office:value="246" calcext:value-type="float">
            <text:p>246</text:p>
          </table:table-cell>
          <table:table-cell table:formula="of:=ROUND([.F12]*IF([.D12]=[.$L$2];[.$M$2]; IF([.D12]=[.$L$3];[.$M$3]; IF([.D12]=[.$L$4];[.$M$4]; 0))))" office:value-type="float" office:value="25" calcext:value-type="float">
            <text:p>25</text:p>
          </table:table-cell>
          <table:table-cell table:formula="of:=[.G12]+[.F12]*2" office:value-type="float" office:value="517" calcext:value-type="float">
            <text:p>517</text:p>
          </table:table-cell>
          <table:table-cell table:style-name="ce28" table:formula="of:=ROUND(([.H12]-[.F12])*0.1+[.F12])" office:value-type="float" office:value="273" calcext:value-type="float">
            <text:p>273</text:p>
          </table:table-cell>
          <table:table-cell table:formula="of:=[.H12]-[.I12]" office:value-type="float" office:value="244" calcext:value-type="float">
            <text:p>2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rmsheaths54596</text:p>
          </table:table-cell>
          <table:table-cell office:value-type="string" calcext:value-type="string">
            <text:p>Average</text:p>
          </table:table-cell>
          <table:table-cell/>
          <table:table-cell table:style-name="Default" office:value-type="float" office:value="215" calcext:value-type="float">
            <text:p>215</text:p>
          </table:table-cell>
          <table:table-cell table:formula="of:=ROUND([.F13]*IF([.D13]=[.$L$2];[.$M$2]; IF([.D13]=[.$L$3];[.$M$3]; IF([.D13]=[.$L$4];[.$M$4]; 0))))" office:value-type="float" office:value="22" calcext:value-type="float">
            <text:p>22</text:p>
          </table:table-cell>
          <table:table-cell table:formula="of:=[.G13]+[.F13]*2" office:value-type="float" office:value="452" calcext:value-type="float">
            <text:p>452</text:p>
          </table:table-cell>
          <table:table-cell table:style-name="ce28" table:formula="of:=ROUND(([.H13]-[.F13])*0.1+[.F13])" office:value-type="float" office:value="239" calcext:value-type="float">
            <text:p>239</text:p>
          </table:table-cell>
          <table:table-cell table:formula="of:=[.H13]-[.I13]" office:value-type="float" office:value="213" calcext:value-type="float">
            <text:p>2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egsheaths77720</text:p>
          </table:table-cell>
          <table:table-cell office:value-type="string" calcext:value-type="string">
            <text:p>Fragile</text:p>
          </table:table-cell>
          <table:table-cell/>
          <table:table-cell table:style-name="ce28" office:value-type="float" office:value="215" calcext:value-type="float">
            <text:p>215</text:p>
          </table:table-cell>
          <table:table-cell table:formula="of:=ROUND([.F14]*IF([.D14]=[.$L$2];[.$M$2]; IF([.D14]=[.$L$3];[.$M$3]; IF([.D14]=[.$L$4];[.$M$4]; 0))))" office:value-type="float" office:value="0" calcext:value-type="float">
            <text:p>0</text:p>
          </table:table-cell>
          <table:table-cell table:formula="of:=[.G14]+[.F14]*2" office:value-type="float" office:value="430" calcext:value-type="float">
            <text:p>430</text:p>
          </table:table-cell>
          <table:table-cell table:style-name="ce28" table:formula="of:=ROUND(([.H14]-[.F14])*0.1+[.F14])" office:value-type="float" office:value="237" calcext:value-type="float">
            <text:p>237</text:p>
          </table:table-cell>
          <table:table-cell table:formula="of:=[.H14]-[.I14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andsheaths39500</text:p>
          </table:table-cell>
          <table:table-cell office:value-type="string" calcext:value-type="string">
            <text:p>Fragile</text:p>
          </table:table-cell>
          <table:table-cell/>
          <table:table-cell table:style-name="ce28" office:value-type="float" office:value="215" calcext:value-type="float">
            <text:p>215</text:p>
          </table:table-cell>
          <table:table-cell table:formula="of:=ROUND([.F15]*IF([.D15]=[.$L$2];[.$M$2]; IF([.D15]=[.$L$3];[.$M$3]; IF([.D15]=[.$L$4];[.$M$4]; 0))))" office:value-type="float" office:value="0" calcext:value-type="float">
            <text:p>0</text:p>
          </table:table-cell>
          <table:table-cell table:formula="of:=[.G15]+[.F15]*2" office:value-type="float" office:value="430" calcext:value-type="float">
            <text:p>430</text:p>
          </table:table-cell>
          <table:table-cell table:style-name="ce28" table:formula="of:=ROUND(([.H15]-[.F15])*0.1+[.F15])" office:value-type="float" office:value="237" calcext:value-type="float">
            <text:p>237</text:p>
          </table:table-cell>
          <table:table-cell table:formula="of:=[.H15]-[.I15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sh82466</text:p>
          </table:table-cell>
          <table:table-cell office:value-type="string" calcext:value-type="string">
            <text:p>Fragile</text:p>
          </table:table-cell>
          <table:table-cell/>
          <table:table-cell table:style-name="ce28" office:value-type="float" office:value="215" calcext:value-type="float">
            <text:p>215</text:p>
          </table:table-cell>
          <table:table-cell table:formula="of:=ROUND([.F16]*IF([.D16]=[.$L$2];[.$M$2]; IF([.D16]=[.$L$3];[.$M$3]; IF([.D16]=[.$L$4];[.$M$4]; 0))))" office:value-type="float" office:value="0" calcext:value-type="float">
            <text:p>0</text:p>
          </table:table-cell>
          <table:table-cell table:formula="of:=[.G16]+[.F16]*2" office:value-type="float" office:value="430" calcext:value-type="float">
            <text:p>430</text:p>
          </table:table-cell>
          <table:table-cell table:style-name="ce28" table:formula="of:=ROUND(([.H16]-[.F16])*0.1+[.F16])" office:value-type="float" office:value="237" calcext:value-type="float">
            <text:p>237</text:p>
          </table:table-cell>
          <table:table-cell table:formula="of:=[.H16]-[.I16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andsheaths88886</text:p>
          </table:table-cell>
          <table:table-cell office:value-type="string" calcext:value-type="string">
            <text:p>Fragile</text:p>
          </table:table-cell>
          <table:table-cell/>
          <table:table-cell table:style-name="ce28" office:value-type="float" office:value="215" calcext:value-type="float">
            <text:p>215</text:p>
          </table:table-cell>
          <table:table-cell table:formula="of:=ROUND([.F17]*IF([.D17]=[.$L$2];[.$M$2]; IF([.D17]=[.$L$3];[.$M$3]; IF([.D17]=[.$L$4];[.$M$4]; 0))))" office:value-type="float" office:value="0" calcext:value-type="float">
            <text:p>0</text:p>
          </table:table-cell>
          <table:table-cell table:formula="of:=[.G17]+[.F17]*2" office:value-type="float" office:value="430" calcext:value-type="float">
            <text:p>430</text:p>
          </table:table-cell>
          <table:table-cell table:style-name="ce28" table:formula="of:=ROUND(([.H17]-[.F17])*0.1+[.F17])" office:value-type="float" office:value="237" calcext:value-type="float">
            <text:p>237</text:p>
          </table:table-cell>
          <table:table-cell table:formula="of:=[.H17]-[.I17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estpiece60323</text:p>
          </table:table-cell>
          <table:table-cell office:value-type="string" calcext:value-type="string">
            <text:p>Fragile</text:p>
          </table:table-cell>
          <table:table-cell/>
          <table:table-cell table:style-name="ce28" office:value-type="float" office:value="213" calcext:value-type="float">
            <text:p>213</text:p>
          </table:table-cell>
          <table:table-cell table:formula="of:=ROUND([.F18]*IF([.D18]=[.$L$2];[.$M$2]; IF([.D18]=[.$L$3];[.$M$3]; IF([.D18]=[.$L$4];[.$M$4]; 0))))" office:value-type="float" office:value="0" calcext:value-type="float">
            <text:p>0</text:p>
          </table:table-cell>
          <table:table-cell table:formula="of:=[.G18]+[.F18]*2" office:value-type="float" office:value="426" calcext:value-type="float">
            <text:p>426</text:p>
          </table:table-cell>
          <table:table-cell table:style-name="ce28" table:formula="of:=ROUND(([.H18]-[.F18])*0.1+[.F18])" office:value-type="float" office:value="234" calcext:value-type="float">
            <text:p>234</text:p>
          </table:table-cell>
          <table:table-cell table:formula="of:=[.H18]-[.I18]"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sh31415</text:p>
          </table:table-cell>
          <table:table-cell office:value-type="string" calcext:value-type="string">
            <text:p>Fragile</text:p>
          </table:table-cell>
          <table:table-cell/>
          <table:table-cell table:style-name="ce28" office:value-type="float" office:value="213" calcext:value-type="float">
            <text:p>213</text:p>
          </table:table-cell>
          <table:table-cell table:formula="of:=ROUND([.F19]*IF([.D19]=[.$L$2];[.$M$2]; IF([.D19]=[.$L$3];[.$M$3]; IF([.D19]=[.$L$4];[.$M$4]; 0))))" office:value-type="float" office:value="0" calcext:value-type="float">
            <text:p>0</text:p>
          </table:table-cell>
          <table:table-cell table:formula="of:=[.G19]+[.F19]*2" office:value-type="float" office:value="426" calcext:value-type="float">
            <text:p>426</text:p>
          </table:table-cell>
          <table:table-cell table:style-name="ce28" table:formula="of:=ROUND(([.H19]-[.F19])*0.1+[.F19])" office:value-type="float" office:value="234" calcext:value-type="float">
            <text:p>234</text:p>
          </table:table-cell>
          <table:table-cell table:formula="of:=[.H19]-[.I19]"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eadsheath67448</text:p>
          </table:table-cell>
          <table:table-cell office:value-type="string" calcext:value-type="string">
            <text:p>Fragile</text:p>
          </table:table-cell>
          <table:table-cell/>
          <table:table-cell table:style-name="ce28" office:value-type="float" office:value="213" calcext:value-type="float">
            <text:p>213</text:p>
          </table:table-cell>
          <table:table-cell table:formula="of:=ROUND([.F20]*IF([.D20]=[.$L$2];[.$M$2]; IF([.D20]=[.$L$3];[.$M$3]; IF([.D20]=[.$L$4];[.$M$4]; 0))))" office:value-type="float" office:value="0" calcext:value-type="float">
            <text:p>0</text:p>
          </table:table-cell>
          <table:table-cell table:formula="of:=[.G20]+[.F20]*2" office:value-type="float" office:value="426" calcext:value-type="float">
            <text:p>426</text:p>
          </table:table-cell>
          <table:table-cell table:style-name="ce28" table:formula="of:=ROUND(([.H20]-[.F20])*0.1+[.F20])" office:value-type="float" office:value="234" calcext:value-type="float">
            <text:p>234</text:p>
          </table:table-cell>
          <table:table-cell table:formula="of:=[.H20]-[.I20]"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andsheaths35868</text:p>
          </table:table-cell>
          <table:table-cell office:value-type="string" calcext:value-type="string">
            <text:p>Fragile</text:p>
          </table:table-cell>
          <table:table-cell/>
          <table:table-cell table:style-name="ce28" office:value-type="float" office:value="215" calcext:value-type="float">
            <text:p>215</text:p>
          </table:table-cell>
          <table:table-cell table:formula="of:=ROUND([.F21]*IF([.D21]=[.$L$2];[.$M$2]; IF([.D21]=[.$L$3];[.$M$3]; IF([.D21]=[.$L$4];[.$M$4]; 0))))" office:value-type="float" office:value="0" calcext:value-type="float">
            <text:p>0</text:p>
          </table:table-cell>
          <table:table-cell table:formula="of:=[.G21]+[.F21]*2" office:value-type="float" office:value="430" calcext:value-type="float">
            <text:p>430</text:p>
          </table:table-cell>
          <table:table-cell table:style-name="ce28" table:formula="of:=ROUND(([.H21]-[.F21])*0.1+[.F21])" office:value-type="float" office:value="237" calcext:value-type="float">
            <text:p>237</text:p>
          </table:table-cell>
          <table:table-cell table:formula="of:=[.H21]-[.I2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estpiece49082</text:p>
          </table:table-cell>
          <table:table-cell office:value-type="string" calcext:value-type="string">
            <text:p>Fragile</text:p>
          </table:table-cell>
          <table:table-cell/>
          <table:table-cell table:style-name="ce28" office:value-type="float" office:value="215" calcext:value-type="float">
            <text:p>215</text:p>
          </table:table-cell>
          <table:table-cell table:formula="of:=ROUND([.F22]*IF([.D22]=[.$L$2];[.$M$2]; IF([.D22]=[.$L$3];[.$M$3]; IF([.D22]=[.$L$4];[.$M$4]; 0))))" office:value-type="float" office:value="0" calcext:value-type="float">
            <text:p>0</text:p>
          </table:table-cell>
          <table:table-cell table:formula="of:=[.G22]+[.F22]*2" office:value-type="float" office:value="430" calcext:value-type="float">
            <text:p>430</text:p>
          </table:table-cell>
          <table:table-cell table:style-name="ce28" table:formula="of:=ROUND(([.H22]-[.F22])*0.1+[.F22])" office:value-type="float" office:value="237" calcext:value-type="float">
            <text:p>237</text:p>
          </table:table-cell>
          <table:table-cell table:formula="of:=[.H22]-[.I22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egsheaths49209</text:p>
          </table:table-cell>
          <table:table-cell office:value-type="string" calcext:value-type="string">
            <text:p>Sturdy</text:p>
          </table:table-cell>
          <table:table-cell/>
          <table:table-cell table:style-name="ce28" office:value-type="float" office:value="215" calcext:value-type="float">
            <text:p>215</text:p>
          </table:table-cell>
          <table:table-cell table:formula="of:=ROUND([.F23]*IF([.D23]=[.$L$2];[.$M$2]; IF([.D23]=[.$L$3];[.$M$3]; IF([.D23]=[.$L$4];[.$M$4]; 0))))" office:value-type="float" office:value="108" calcext:value-type="float">
            <text:p>108</text:p>
          </table:table-cell>
          <table:table-cell table:formula="of:=[.G23]+[.F23]*2" office:value-type="float" office:value="538" calcext:value-type="float">
            <text:p>538</text:p>
          </table:table-cell>
          <table:table-cell table:style-name="ce28" table:formula="of:=ROUND(([.H23]-[.F23])*0.1+[.F23])" office:value-type="float" office:value="247" calcext:value-type="float">
            <text:p>247</text:p>
          </table:table-cell>
          <table:table-cell table:formula="of:=[.H23]-[.I23]"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sh68667</text:p>
          </table:table-cell>
          <table:table-cell office:value-type="string" calcext:value-type="string">
            <text:p>Average</text:p>
          </table:table-cell>
          <table:table-cell/>
          <table:table-cell table:style-name="ce28" office:value-type="float" office:value="215" calcext:value-type="float">
            <text:p>215</text:p>
          </table:table-cell>
          <table:table-cell table:formula="of:=ROUND([.F24]*IF([.D24]=[.$L$2];[.$M$2]; IF([.D24]=[.$L$3];[.$M$3]; IF([.D24]=[.$L$4];[.$M$4]; 0))))" office:value-type="float" office:value="22" calcext:value-type="float">
            <text:p>22</text:p>
          </table:table-cell>
          <table:table-cell table:formula="of:=[.G24]+[.F24]*2" office:value-type="float" office:value="452" calcext:value-type="float">
            <text:p>452</text:p>
          </table:table-cell>
          <table:table-cell table:style-name="ce28" table:formula="of:=ROUND(([.H24]-[.F24])*0.1+[.F24])" office:value-type="float" office:value="239" calcext:value-type="float">
            <text:p>239</text:p>
          </table:table-cell>
          <table:table-cell table:formula="of:=[.H24]-[.I24]" office:value-type="float" office:value="213" calcext:value-type="float">
            <text:p>2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sh35530</text:p>
          </table:table-cell>
          <table:table-cell office:value-type="string" calcext:value-type="string">
            <text:p>Average</text:p>
          </table:table-cell>
          <table:table-cell/>
          <table:table-cell table:style-name="ce28" office:value-type="float" office:value="215" calcext:value-type="float">
            <text:p>215</text:p>
          </table:table-cell>
          <table:table-cell table:formula="of:=ROUND([.F25]*IF([.D25]=[.$L$2];[.$M$2]; IF([.D25]=[.$L$3];[.$M$3]; IF([.D25]=[.$L$4];[.$M$4]; 0))))" office:value-type="float" office:value="22" calcext:value-type="float">
            <text:p>22</text:p>
          </table:table-cell>
          <table:table-cell table:formula="of:=[.G25]+[.F25]*2" office:value-type="float" office:value="452" calcext:value-type="float">
            <text:p>452</text:p>
          </table:table-cell>
          <table:table-cell table:style-name="ce28" table:formula="of:=ROUND(([.H25]-[.F25])*0.1+[.F25])" office:value-type="float" office:value="239" calcext:value-type="float">
            <text:p>239</text:p>
          </table:table-cell>
          <table:table-cell table:formula="of:=[.H25]-[.I25]" office:value-type="float" office:value="213" calcext:value-type="float">
            <text:p>2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sh45917</text:p>
          </table:table-cell>
          <table:table-cell office:value-type="string" calcext:value-type="string">
            <text:p>Average</text:p>
          </table:table-cell>
          <table:table-cell/>
          <table:table-cell table:style-name="ce28" office:value-type="float" office:value="215" calcext:value-type="float">
            <text:p>215</text:p>
          </table:table-cell>
          <table:table-cell table:formula="of:=ROUND([.F26]*IF([.D26]=[.$L$2];[.$M$2]; IF([.D26]=[.$L$3];[.$M$3]; IF([.D26]=[.$L$4];[.$M$4]; 0))))" office:value-type="float" office:value="22" calcext:value-type="float">
            <text:p>22</text:p>
          </table:table-cell>
          <table:table-cell table:formula="of:=[.G26]+[.F26]*2" office:value-type="float" office:value="452" calcext:value-type="float">
            <text:p>452</text:p>
          </table:table-cell>
          <table:table-cell table:style-name="ce28" table:formula="of:=ROUND(([.H26]-[.F26])*0.1+[.F26])" office:value-type="float" office:value="239" calcext:value-type="float">
            <text:p>239</text:p>
          </table:table-cell>
          <table:table-cell table:formula="of:=[.H26]-[.I26]" office:value-type="float" office:value="213" calcext:value-type="float">
            <text:p>2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ndsheaths52962</text:p>
          </table:table-cell>
          <table:table-cell office:value-type="string" calcext:value-type="string">
            <text:p>Very Sturdy</text:p>
          </table:table-cell>
          <table:table-cell/>
          <table:table-cell table:style-name="ce28" office:value-type="float" office:value="288" calcext:value-type="float">
            <text:p>288</text:p>
          </table:table-cell>
          <table:table-cell table:formula="of:=ROUND([.F27]*IF([.D27]=[.$L$2];[.$M$2]; IF([.D27]=[.$L$3];[.$M$3]; IF([.D27]=[.$L$4];[.$M$4]; 0))))" office:value-type="float" office:value="288" calcext:value-type="float">
            <text:p>288</text:p>
          </table:table-cell>
          <table:table-cell table:formula="of:=[.G27]+[.F27]*2" office:value-type="float" office:value="864" calcext:value-type="float">
            <text:p>864</text:p>
          </table:table-cell>
          <table:table-cell table:style-name="ce28" table:formula="of:=ROUND(([.H27]-[.F27])*0.1+[.F27])" office:value-type="float" office:value="346" calcext:value-type="float">
            <text:p>346</text:p>
          </table:table-cell>
          <table:table-cell table:formula="of:=[.H27]-[.I27]"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rmsheaths39684</text:p>
          </table:table-cell>
          <table:table-cell office:value-type="string" calcext:value-type="string">
            <text:p>Very Sturdy</text:p>
          </table:table-cell>
          <table:table-cell/>
          <table:table-cell table:style-name="ce28" office:value-type="float" office:value="320" calcext:value-type="float">
            <text:p>320</text:p>
          </table:table-cell>
          <table:table-cell table:formula="of:=ROUND([.F28]*IF([.D28]=[.$L$2];[.$M$2]; IF([.D28]=[.$L$3];[.$M$3]; IF([.D28]=[.$L$4];[.$M$4]; 0))))" office:value-type="float" office:value="320" calcext:value-type="float">
            <text:p>320</text:p>
          </table:table-cell>
          <table:table-cell table:formula="of:=[.G28]+[.F28]*2" office:value-type="float" office:value="960" calcext:value-type="float">
            <text:p>960</text:p>
          </table:table-cell>
          <table:table-cell table:style-name="ce28" table:formula="of:=ROUND(([.H28]-[.F28])*0.1+[.F28])" office:value-type="float" office:value="384" calcext:value-type="float">
            <text:p>384</text:p>
          </table:table-cell>
          <table:table-cell table:formula="of:=[.H28]-[.I28]" office:value-type="float" office:value="576" calcext:value-type="float">
            <text:p>576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28"/>
          <table:table-cell table:formula="of:=ROUND([.F29]*IF([.D29]=[.$L$2];[.$M$2]; IF([.D29]=[.$L$3];[.$M$3]; IF([.D29]=[.$L$4];[.$M$4]; 0))))" office:value-type="float" office:value="0" calcext:value-type="float">
            <text:p>0</text:p>
          </table:table-cell>
          <table:table-cell table:formula="of:=[.G29]+[.F29]*2" office:value-type="float" office:value="0" calcext:value-type="float">
            <text:p>0</text:p>
          </table:table-cell>
          <table:table-cell table:style-name="ce28" table:formula="of:=ROUND(([.H29]-[.F29])*0.1+[.F29])" office:value-type="float" office:value="0" calcext:value-type="float">
            <text:p>0</text:p>
          </table:table-cell>
          <table:table-cell table:formula="of:=[.H29]-[.I2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28"/>
          <table:table-cell table:formula="of:=ROUND([.F30]*IF([.D30]=[.$L$2];[.$M$2]; IF([.D30]=[.$L$3];[.$M$3]; IF([.D30]=[.$L$4];[.$M$4]; 0))))" office:value-type="float" office:value="0" calcext:value-type="float">
            <text:p>0</text:p>
          </table:table-cell>
          <table:table-cell table:formula="of:=[.G30]+[.F30]*2" office:value-type="float" office:value="0" calcext:value-type="float">
            <text:p>0</text:p>
          </table:table-cell>
          <table:table-cell table:style-name="ce28" table:formula="of:=ROUND(([.H30]-[.F30])*0.1+[.F30])" office:value-type="float" office:value="0" calcext:value-type="float">
            <text:p>0</text:p>
          </table:table-cell>
          <table:table-cell table:formula="of:=[.H30]-[.I3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28"/>
          <table:table-cell table:formula="of:=ROUND([.F31]*IF([.D31]=[.$L$2];[.$M$2]; IF([.D31]=[.$L$3];[.$M$3]; IF([.D31]=[.$L$4];[.$M$4]; 0))))" office:value-type="float" office:value="0" calcext:value-type="float">
            <text:p>0</text:p>
          </table:table-cell>
          <table:table-cell table:formula="of:=[.G31]+[.F31]*2" office:value-type="float" office:value="0" calcext:value-type="float">
            <text:p>0</text:p>
          </table:table-cell>
          <table:table-cell table:style-name="ce28" table:formula="of:=ROUND(([.H31]-[.F31])*0.1+[.F31])" office:value-type="float" office:value="0" calcext:value-type="float">
            <text:p>0</text:p>
          </table:table-cell>
          <table:table-cell table:formula="of:=[.H31]-[.I3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28"/>
          <table:table-cell table:formula="of:=ROUND([.F32]*IF([.D32]=[.$L$2];[.$M$2]; IF([.D32]=[.$L$3];[.$M$3]; IF([.D32]=[.$L$4];[.$M$4]; 0))))" office:value-type="float" office:value="0" calcext:value-type="float">
            <text:p>0</text:p>
          </table:table-cell>
          <table:table-cell table:formula="of:=[.G32]+[.F32]*2" office:value-type="float" office:value="0" calcext:value-type="float">
            <text:p>0</text:p>
          </table:table-cell>
          <table:table-cell table:style-name="ce28" table:formula="of:=ROUND(([.H32]-[.F32])*0.1+[.F32])" office:value-type="float" office:value="0" calcext:value-type="float">
            <text:p>0</text:p>
          </table:table-cell>
          <table:table-cell table:formula="of:=[.H32]-[.I3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28"/>
          <table:table-cell table:formula="of:=ROUND([.F33]*IF([.D33]=[.$L$2];[.$M$2]; IF([.D33]=[.$L$3];[.$M$3]; IF([.D33]=[.$L$4];[.$M$4]; 0))))" office:value-type="float" office:value="0" calcext:value-type="float">
            <text:p>0</text:p>
          </table:table-cell>
          <table:table-cell table:formula="of:=[.G33]+[.F33]*2" office:value-type="float" office:value="0" calcext:value-type="float">
            <text:p>0</text:p>
          </table:table-cell>
          <table:table-cell table:style-name="ce28" table:formula="of:=ROUND(([.H33]-[.F33])*0.1+[.F33])" office:value-type="float" office:value="0" calcext:value-type="float">
            <text:p>0</text:p>
          </table:table-cell>
          <table:table-cell table:formula="of:=[.H33]-[.I3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28"/>
          <table:table-cell table:number-columns-repeated="13"/>
        </table:table-row>
        <table:table-row table:style-name="ro1" table:number-rows-repeated="1048541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Iota Refineries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number-columns-repeated="10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Producing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Owed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Location</text:p>
          </table:table-cell>
          <table:table-cell table:number-columns-repeated="1016"/>
        </table:table-row>
        <table:table-row table:style-name="ro1">
          <table:table-cell table:style-name="ce21" office:value-type="float" office:value="29" calcext:value-type="float">
            <text:p>29</text:p>
          </table:table-cell>
          <table:table-cell table:style-name="ce21" office:value-type="string" calcext:value-type="string">
            <text:p>astrium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Mika Ral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string" calcext:value-type="string">
            <text:p>Iota</text:p>
          </table:table-cell>
          <table:table-cell table:style-name="ce21" table:number-columns-repeated="101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astr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str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str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str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ylek Ironboun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str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llivar R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str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table:style-name="ce21" office:value-type="float" office:value="212" calcext:value-type="float">
            <text:p>212</text:p>
          </table:table-cell>
          <table:table-cell table:style-name="ce21" office:value-type="string" calcext:value-type="string">
            <text:p>diamene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Locke Dreya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string" calcext:value-type="string">
            <text:p>Iota</text:p>
          </table:table-cell>
          <table:table-cell table:style-name="ce21"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iame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diamene</text:p>
          </table:table-cell>
          <table:table-cell office:value-type="string" calcext:value-type="string">
            <text:p>2 diame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ame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iame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azarik Ereb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table:style-name="ce21" office:value-type="float" office:value="213" calcext:value-type="float">
            <text:p>213</text:p>
          </table:table-cell>
          <table:table-cell table:style-name="ce21" office:value-type="string" calcext:value-type="string">
            <text:p>duramine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Locke Dreya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string" calcext:value-type="string">
            <text:p>Iota</text:p>
          </table:table-cell>
          <table:table-cell table:style-name="ce21"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uram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uram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uram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uram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iff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uram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anohali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table:style-name="ce21" office:value-type="float" office:value="28" calcext:value-type="float">
            <text:p>28</text:p>
          </table:table-cell>
          <table:table-cell table:style-name="ce21" office:value-type="string" calcext:value-type="string">
            <text:p>elessium</text:p>
          </table:table-cell>
          <table:table-cell table:style-name="ce21" office:value-type="string" calcext:value-type="string">
            <text:p>5 elessium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Mika Ral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Iota</text:p>
          </table:table-cell>
          <table:table-cell table:style-name="ce21" table:number-columns-repeated="101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eles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eles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les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elessium</text:p>
          </table:table-cell>
          <table:table-cell office:value-type="string" calcext:value-type="string">
            <text:p>3 eless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les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louhoboroc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table:style-name="ce21" office:value-type="float" office:value="157" calcext:value-type="float">
            <text:p>157</text:p>
          </table:table-cell>
          <table:table-cell table:style-name="ce21" office:value-type="string" calcext:value-type="string">
            <text:p>helium11</text:p>
          </table:table-cell>
          <table:table-cell table:style-name="ce21" office:value-type="string" calcext:value-type="string">
            <text:p>11 helium1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Mika Ral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Iota</text:p>
          </table:table-cell>
          <table:table-cell table:style-name="ce21" table:number-columns-repeated="101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helium11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elium11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elium11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lium11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helium11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mond Lockwo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table:style-name="ce21" office:value-type="float" office:value="223" calcext:value-type="float">
            <text:p>223</text:p>
          </table:table-cell>
          <table:table-cell table:style-name="ce21" office:value-type="string" calcext:value-type="string">
            <text:p>iriil</text:p>
          </table:table-cell>
          <table:table-cell table:style-name="ce21" office:value-type="string" calcext:value-type="string">
            <text:p>2 iriil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Locke Dreya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string" calcext:value-type="string">
            <text:p>Iota</text:p>
          </table:table-cell>
          <table:table-cell table:style-name="ce21"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ri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iri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ri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ri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louhoboroc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table:style-name="ce21" office:value-type="float" office:value="27" calcext:value-type="float">
            <text:p>27</text:p>
          </table:table-cell>
          <table:table-cell table:style-name="ce21" office:value-type="string" calcext:value-type="string">
            <text:p>magnaril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Mika Ral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string" calcext:value-type="string">
            <text:p>Iota</text:p>
          </table:table-cell>
          <table:table-cell table:style-name="ce21" table:number-columns-repeated="101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agnar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gnar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gnar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gnar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zzy R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magnar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table:style-name="ce21" office:value-type="float" office:value="104" calcext:value-type="float">
            <text:p>104</text:p>
          </table:table-cell>
          <table:table-cell table:style-name="ce21" office:value-type="string" calcext:value-type="string">
            <text:p>stesium</text:p>
          </table:table-cell>
          <table:table-cell table:style-name="ce21" office:value-type="string" calcext:value-type="string">
            <text:p>6 stesium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Bob</text:p>
          </table:table-cell>
          <table:table-cell table:style-name="ce21" office:value-type="float" office:value="63" calcext:value-type="float">
            <text:p>63</text:p>
          </table:table-cell>
          <table:table-cell table:style-name="ce21" office:value-type="string" calcext:value-type="string">
            <text:p>Iota</text:p>
          </table:table-cell>
          <table:table-cell table:style-name="ce21" table:number-columns-repeated="101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te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e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e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azarik Erebu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te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table:style-name="ce21" office:value-type="float" office:value="134" calcext:value-type="float">
            <text:p>134</text:p>
          </table:table-cell>
          <table:table-cell table:style-name="ce21" office:value-type="string" calcext:value-type="string">
            <text:p>titanium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Mika Ral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Iota</text:p>
          </table:table-cell>
          <table:table-cell table:style-name="ce21" table:number-columns-repeated="101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hob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zzy R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table:style-name="ce21" office:value-type="float" office:value="136" calcext:value-type="float">
            <text:p>136</text:p>
          </table:table-cell>
          <table:table-cell table:style-name="ce21" office:value-type="string" calcext:value-type="string">
            <text:p>tritium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Mika Ral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Iota</text:p>
          </table:table-cell>
          <table:table-cell table:style-name="ce21" table:number-columns-repeated="101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lige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table:style-name="ce21" office:value-type="float" office:value="133" calcext:value-type="float">
            <text:p>133</text:p>
          </table:table-cell>
          <table:table-cell table:style-name="ce21" office:value-type="string" calcext:value-type="string">
            <text:p>ultarine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Mika Ral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Iota</text:p>
          </table:table-cell>
          <table:table-cell table:style-name="ce21" table:number-columns-repeated="101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ultar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ultar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ltarine</text:p>
          </table:table-cell>
          <table:table-cell office:value-type="string" calcext:value-type="string">
            <text:p>13 ultar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ltar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mond Lockwo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ultarine</text:p>
          </table:table-cell>
          <table:table-cell office:value-type="string" calcext:value-type="string">
            <text:p>5 ultari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table:style-name="ce21" office:value-type="float" office:value="135" calcext:value-type="float">
            <text:p>135</text:p>
          </table:table-cell>
          <table:table-cell table:style-name="ce21" office:value-type="string" calcext:value-type="string">
            <text:p>vandium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Mika Ral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string" calcext:value-type="string">
            <text:p>Iota</text:p>
          </table:table-cell>
          <table:table-cell table:style-name="ce21" table:number-columns-repeated="101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rilae Eyrlock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phe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ligenc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lv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ota</text:p>
          </table:table-cell>
          <table:table-cell table:number-columns-repeated="1016"/>
        </table:table-row>
      </table:table>
      <table:table table:name="Omni Refineries" table:style-name="ta1">
        <table:table-column table:style-name="co20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oducing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Owed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table:style-name="ce21" office:value-type="float" office:value="228" calcext:value-type="float">
            <text:p>228</text:p>
          </table:table-cell>
          <table:table-cell table:style-name="ce21" office:value-type="string" calcext:value-type="string">
            <text:p>astrium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Bob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Omni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str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vis Drey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str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aki Sa'rog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str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str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rkah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table:style-name="ce21" office:value-type="float" office:value="141" calcext:value-type="float">
            <text:p>141</text:p>
          </table:table-cell>
          <table:table-cell table:style-name="ce21" office:value-type="string" calcext:value-type="string">
            <text:p>diamene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Mavis Dreya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Omni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diame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diame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diame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us Ereb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iame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ligenc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iame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aki Sa'rogu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iame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rithu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iame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li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table:style-name="ce21" office:value-type="float" office:value="95" calcext:value-type="float">
            <text:p>95</text:p>
          </table:table-cell>
          <table:table-cell table:style-name="ce21" office:value-type="string" calcext:value-type="string">
            <text:p>duramine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Meriya Sa'rogue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string" calcext:value-type="string">
            <text:p>Omni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uram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vis Drey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duram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duram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uram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mond Lockwo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duram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us Erebu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uram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elo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uram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ecto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uram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rithu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table:style-name="ce21" office:value-type="float" office:value="32" calcext:value-type="float">
            <text:p>32</text:p>
          </table:table-cell>
          <table:table-cell table:style-name="ce21" office:value-type="string" calcext:value-type="string">
            <text:p>elessium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Mavis Dreya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les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aki Sa'rogu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eles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eles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les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mond Lockwo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eles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yztun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table:style-name="ce21" office:value-type="float" office:value="64" calcext:value-type="float">
            <text:p>64</text:p>
          </table:table-cell>
          <table:table-cell table:style-name="ce21" office:value-type="string" calcext:value-type="string">
            <text:p>helium11</text:p>
          </table:table-cell>
          <table:table-cell table:style-name="ce21" office:value-type="string" calcext:value-type="string">
            <text:p>3 helium1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Locke Dreya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mni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helium11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ka R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elium11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vis Drey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elium11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iya Sa'rog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helium11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helium11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elium11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rithu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elium11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yztun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table:style-name="ce21" office:value-type="float" office:value="92" calcext:value-type="float">
            <text:p>92</text:p>
          </table:table-cell>
          <table:table-cell table:style-name="ce21" office:value-type="string" calcext:value-type="string">
            <text:p>iriil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Meriya Sa'rogue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Omni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iri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vis Drey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iri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iri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ri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oe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ri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ligenc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ri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el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iri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hoessi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table:style-name="ce21" office:value-type="float" office:value="232" calcext:value-type="float">
            <text:p>232</text:p>
          </table:table-cell>
          <table:table-cell table:style-name="ce21" office:value-type="string" calcext:value-type="string">
            <text:p>magnaril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Bob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Omni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agnar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vis Drey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agnar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aki Sa'rog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agnar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gnar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mond Lockwo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magnar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us Erebu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gnaril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rithu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table:style-name="ce21" office:value-type="float" office:value="229" calcext:value-type="float">
            <text:p>229</text:p>
          </table:table-cell>
          <table:table-cell table:style-name="ce21" office:value-type="string" calcext:value-type="string">
            <text:p>stesium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Bob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Omni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te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vis Drey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e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aki Sa'rogu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te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acc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te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es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mond Lockwo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table:style-name="ce21" office:value-type="float" office:value="33" calcext:value-type="float">
            <text:p>33</text:p>
          </table:table-cell>
          <table:table-cell table:style-name="ce21" office:value-type="string" calcext:value-type="string">
            <text:p>titanium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Locke Dreya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mni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ka R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vis Drey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ise Eyrlo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lix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aki Sa'rog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rithu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i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table:style-name="ce21" office:value-type="float" office:value="138" calcext:value-type="float">
            <text:p>138</text:p>
          </table:table-cell>
          <table:table-cell table:style-name="ce21" office:value-type="string" calcext:value-type="string">
            <text:p>tritium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Mika Ral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Omni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vis Drey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ise Eyrlo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aki Sa'rogu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mond Lockwo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rithu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table:style-name="ce21" office:value-type="float" office:value="137" calcext:value-type="float">
            <text:p>137</text:p>
          </table:table-cell>
          <table:table-cell table:style-name="ce21" office:value-type="string" calcext:value-type="string">
            <text:p>ultarine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Mika Ral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Omni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ltar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vis Drey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ultar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iya Sa'rog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ultar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ultar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ultar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ultar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us Ereb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ultarine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louhoboroc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table:style-name="ce21" office:value-type="float" office:value="140" calcext:value-type="float">
            <text:p>140</text:p>
          </table:table-cell>
          <table:table-cell table:style-name="ce21" office:value-type="string" calcext:value-type="string">
            <text:p>vandium</text:p>
          </table:table-cell>
          <table:table-cell table:style-name="ce21" office:value-type="string" calcext:value-type="string">
            <text:p>---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Mika Ral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string" calcext:value-type="string">
            <text:p>Omni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vis Drey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ssaet Erebu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ke Drey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i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ai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rithu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mni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andium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iya Sa'rogu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mni</text:p>
          </table:table-cell>
        </table:table-row>
      </table:table>
      <table:named-expressions/>
      <table:database-ranges>
        <table:database-range table:name="__Anonymous_Sheet_DB__0" table:target-range-address="'Production costs'.AI4:'Production costs'.AI42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Iota Refineries'.A1:'Iota Refineries'.H73">
          <table:sort>
            <table:sort-by table:field-number="1" table:data-type="automatic"/>
            <table:sort-by table:field-number="6" table:data-type="automatic"/>
          </table:sort>
        </table:database-range>
        <table:database-range table:name="__Anonymous_Sheet_DB__7" table:target-range-address="'Omni Refineries'.A1:'Omni Refineries'.G93">
          <table:sort>
            <table:sort-by table:field-number="1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 </number:text>
      <number:month number:textual="true"/>
      <number:text> </number:text>
      <number:year number:style="long"/>
      <number:text>, </number:text>
      <number:hours number:style="long"/>
      <number:text>:</number:text>
      <number:minutes number:style="long"/>
      <number:text>:</number:text>
      <number:seconds number:style="long"/>
    </number:date-style>
    <number:date-style style:name="N110">
      <number:hours number:style="long"/>
      <number:text>:</number:text>
      <number:minutes number:style="long"/>
      <number:text> </number:text>
      <number:day/>
      <number:text> </number:text>
      <number:month number:textual="true"/>
      <number:text> </number:text>
      <number:year number:style="long"/>
    </number:date-style>
    <style:style style:name="Default" style:family="table-cell">
      <style:text-properties style:font-name-asian="Tahoma" style:font-family-asian="Tahoma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00/00/00</text:date>, <text:time style:data-style-name="N2" text:time-value="21:22:24.996058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6:24:21.364671527</meta:creation-date>
    <dc:date>2019-01-29T14:21:09.444366091</dc:date>
    <meta:editing-duration>P2DT10H26M52S</meta:editing-duration>
    <meta:editing-cycles>44</meta:editing-cycles>
    <meta:generator>LibreOffice/6.0.7.3$Linux_X86_64 LibreOffice_project/00m0$Build-3</meta:generator>
    <meta:document-statistic meta:table-count="8" meta:cell-count="2582" meta:object-count="0"/>
  </office:meta>
</office:document-meta>
</file>